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78cm" fo:margin-left="0.492cm" fo:margin-top="0cm" fo:margin-bottom="0cm" table:align="left" style:writing-mode="lr-tb"/>
    </style:style>
    <style:style style:name="Таблица1.A" style:family="table-column">
      <style:table-column-properties style:column-width="6.001cm"/>
    </style:style>
    <style:style style:name="Таблица1.B" style:family="table-column">
      <style:table-column-properties style:column-width="4.792cm"/>
    </style:style>
    <style:style style:name="Таблица1.C" style:family="table-column">
      <style:table-column-properties style:column-width="3.175cm"/>
    </style:style>
    <style:style style:name="Таблица1.D" style:family="table-column">
      <style:table-column-properties style:column-width="3.81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2" style:family="table">
      <style:table-properties style:width="17.78cm" fo:margin-left="0.492cm" fo:margin-top="0cm" fo:margin-bottom="0cm" table:align="left" style:writing-mode="lr-tb"/>
    </style:style>
    <style:style style:name="Таблица2.A" style:family="table-column">
      <style:table-column-properties style:column-width="6.001cm"/>
    </style:style>
    <style:style style:name="Таблица2.B" style:family="table-column">
      <style:table-column-properties style:column-width="4.792cm"/>
    </style:style>
    <style:style style:name="Таблица2.C" style:family="table-column">
      <style:table-column-properties style:column-width="3.175cm"/>
    </style:style>
    <style:style style:name="Таблица2.D" style:family="table-column">
      <style:table-column-properties style:column-width="3.81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3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#ffffff"/>
      <style:text-properties fo:font-size="14pt" fo:language="ru" fo:country="RU" style:font-size-asian="14pt"/>
    </style:style>
    <style:style style:name="P4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00%" fo:text-indent="0cm" style:auto-text-indent="false" fo:background-color="#ffffff"/>
      <style:text-properties fo:font-size="14pt" fo:language="ru" fo:country="RU" style:font-size-asian="14pt"/>
    </style:style>
    <style:style style:name="P5" style:family="paragraph" style:parent-style-name="Frame_20_contents">
      <style:text-properties style:use-window-font-color="true"/>
    </style:style>
    <style:style style:name="P6" style:family="paragraph" style:parent-style-name="Standard" style:master-page-name="Standard">
      <style:paragraph-properties fo:text-align="center" style:justify-single-word="false" style:page-number="50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size-complex="12pt"/>
    </style:style>
    <style:style style:name="P9" style:family="paragraph" style:parent-style-name="Standard" style:master-page-name="Converted1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10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#ffffff"/>
      <style:text-properties fo:font-size="14pt" fo:font-weight="normal" style:font-size-asian="14pt" style:font-weight-asian="normal" style:font-size-complex="14pt"/>
    </style:style>
    <style:style style:name="P11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00%" fo:text-indent="0cm" style:auto-text-indent="false" fo:background-color="#ffffff"/>
      <style:text-properties fo:font-size="14pt" fo:language="ru" fo:country="RU" style:font-size-asian="14pt"/>
    </style:style>
    <style:style style:name="P12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00%" fo:text-indent="0cm" style:auto-text-indent="false" fo:background-color="#ffffff"/>
      <style:text-properties fo:font-size="12pt" fo:language="ru" fo:country="RU" style:font-size-asian="14pt" style:font-size-complex="10pt"/>
    </style:style>
    <style:style style:name="P13" style:family="paragraph" style:parent-style-name="Frame_20_contents">
      <style:paragraph-properties fo:text-align="center" style:justify-single-word="false"/>
    </style:style>
    <style:style style:name="P14" style:family="paragraph" style:parent-style-name="Frame_20_contents">
      <style:paragraph-properties fo:text-align="center" style:justify-single-word="false"/>
      <style:text-properties officeooo:paragraph-rsid="00213a76"/>
    </style:style>
    <style:style style:name="P15" style:family="paragraph" style:parent-style-name="Frame_20_contents">
      <style:paragraph-properties fo:text-align="center" style:justify-single-word="false"/>
      <style:text-properties officeooo:paragraph-rsid="00209710"/>
    </style:style>
    <style:style style:name="P16" style:family="paragraph" style:parent-style-name="Frame_20_contents">
      <style:paragraph-properties fo:text-align="center" style:justify-single-word="false"/>
      <style:text-properties officeooo:paragraph-rsid="0022975a"/>
    </style:style>
    <style:style style:name="P17" style:family="paragraph" style:parent-style-name="Frame_20_contents">
      <style:text-properties style:use-window-font-color="true" fo:font-size="9pt" officeooo:rsid="001e5d40" officeooo:paragraph-rsid="001e5d40" style:font-size-asian="9pt" style:font-size-complex="9pt"/>
    </style:style>
    <style:style style:name="P18" style:family="paragraph" style:parent-style-name="Frame_20_contents">
      <style:text-properties officeooo:paragraph-rsid="00213a76"/>
    </style:style>
    <style:style style:name="P19" style:family="paragraph" style:parent-style-name="Frame_20_contents">
      <style:text-properties officeooo:paragraph-rsid="00209710"/>
    </style:style>
    <style:style style:name="P20" style:family="paragraph" style:parent-style-name="Frame_20_contents">
      <style:text-properties officeooo:paragraph-rsid="001fdba2"/>
    </style:style>
    <style:style style:name="P21" style:family="paragraph" style:parent-style-name="Frame_20_contents">
      <style:text-properties officeooo:paragraph-rsid="001e5d40"/>
    </style:style>
    <style:style style:name="P22" style:family="paragraph" style:parent-style-name="Frame_20_contents">
      <style:text-properties officeooo:paragraph-rsid="0022975a"/>
    </style:style>
    <style:style style:name="P23" style:family="paragraph" style:parent-style-name="Frame_20_contents">
      <style:text-properties officeooo:paragraph-rsid="0023e75d"/>
    </style:style>
    <style:style style:name="P24" style:family="paragraph" style:parent-style-name="Frame_20_contents">
      <style:text-properties officeooo:paragraph-rsid="00270466"/>
    </style:style>
    <style:style style:name="P25" style:family="paragraph" style:parent-style-name="Frame_20_contents">
      <style:text-properties officeooo:rsid="00270466" officeooo:paragraph-rsid="00270466"/>
    </style:style>
    <style:style style:name="P26" style:family="paragraph" style:parent-style-name="Frame_20_contents">
      <style:text-properties fo:font-size="10pt" style:font-size-asian="10pt" style:font-size-complex="10pt"/>
    </style:style>
    <style:style style:name="P27" style:family="paragraph" style:parent-style-name="Frame_20_contents">
      <style:text-properties fo:font-size="10pt" officeooo:rsid="00270466" officeooo:paragraph-rsid="00270466" style:font-size-asian="10pt" style:font-size-complex="10pt"/>
    </style:style>
    <style:style style:name="P28" style:family="paragraph" style:parent-style-name="Frame_20_contents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.3cm" style:auto-text-indent="false" style:page-number="auto" fo:background-color="transparent" style:writing-mode="lr-tb"/>
      <style:text-properties officeooo:paragraph-rsid="00270466"/>
    </style:style>
    <style:style style:name="P29" style:family="paragraph" style:parent-style-name="Frame_20_contents" style:master-page-name="">
      <loext:graphic-properties draw:fill="none"/>
      <style:paragraph-properties fo:margin-left="0.4cm" fo:margin-right="0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28e2f7"/>
    </style:style>
    <style:style style:name="P30" style:family="paragraph">
      <loext:graphic-properties draw:fill="solid" draw:fill-color="#ffffff"/>
      <style:paragraph-properties fo:text-align="start"/>
      <style:text-properties fo:font-size="18pt"/>
    </style:style>
    <style:style style:name="P3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1e5d40" style:font-size-asian="9pt" style:font-size-complex="9pt"/>
    </style:style>
    <style:style style:name="T5" style:family="text">
      <style:text-properties fo:font-size="9pt" officeooo:rsid="00209710" style:font-size-asian="9pt" style:font-size-complex="9pt"/>
    </style:style>
    <style:style style:name="T6" style:family="text">
      <style:text-properties fo:font-size="9pt" officeooo:rsid="00213a76" style:font-size-asian="9pt" style:font-size-complex="9pt"/>
    </style:style>
    <style:style style:name="T7" style:family="text">
      <style:text-properties fo:font-size="9pt" officeooo:rsid="0023e75d" style:font-size-asian="9pt" style:font-size-complex="9pt"/>
    </style:style>
    <style:style style:name="T8" style:family="text">
      <style:text-properties fo:font-size="10pt" officeooo:rsid="00270466" style:font-size-asian="10pt" style:font-size-complex="10pt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size="9pt" style:font-size-asian="9pt" style:font-size-complex="9pt"/>
    </style:style>
    <style:style style:name="T11" style:family="text">
      <style:text-properties style:use-window-font-color="true" fo:font-size="9pt" officeooo:rsid="00213a76" style:font-size-asian="9pt" style:font-size-complex="9pt"/>
    </style:style>
    <style:style style:name="T12" style:family="text">
      <style:text-properties style:use-window-font-color="true" fo:font-size="9pt" officeooo:rsid="00209710" style:font-size-asian="9pt" style:font-size-complex="9pt"/>
    </style:style>
    <style:style style:name="T13" style:family="text">
      <style:text-properties style:use-window-font-color="true" fo:font-size="9pt" officeooo:rsid="001fdba2" style:font-size-asian="9pt" style:font-size-complex="9pt"/>
    </style:style>
    <style:style style:name="T14" style:family="text">
      <style:text-properties style:use-window-font-color="true" fo:font-size="9pt" officeooo:rsid="001e5d40" style:font-size-asian="9pt" style:font-size-complex="9pt"/>
    </style:style>
    <style:style style:name="T15" style:family="text">
      <style:text-properties style:use-window-font-color="true" fo:font-size="9pt" officeooo:rsid="0022975a" style:font-size-asian="9pt" style:font-size-complex="9pt"/>
    </style:style>
    <style:style style:name="T16" style:family="text">
      <style:text-properties style:use-window-font-color="true" fo:font-size="9pt" officeooo:rsid="0023e75d" style:font-size-asian="9pt" style:font-size-complex="9pt"/>
    </style:style>
    <style:style style:name="T17" style:family="text">
      <style:text-properties style:use-window-font-color="true" fo:font-size="9pt" officeooo:rsid="00259c7d" style:font-size-asian="9pt" style:font-size-complex="9pt"/>
    </style:style>
    <style:style style:name="T18" style:family="text">
      <style:text-properties style:use-window-font-color="true" fo:font-size="9pt" officeooo:rsid="00270466" style:font-size-asian="9pt" style:font-size-complex="9pt"/>
    </style:style>
    <style:style style:name="T19" style:family="text">
      <style:text-properties style:use-window-font-color="true" fo:font-size="9pt" officeooo:rsid="0028e2f7" style:font-size-asian="9pt" style:font-size-complex="9pt"/>
    </style:style>
    <style:style style:name="T20" style:family="text">
      <style:text-properties style:use-window-font-color="true" fo:font-size="10pt" style:font-size-asian="10pt"/>
    </style:style>
    <style:style style:name="T21" style:family="text">
      <style:text-properties style:use-window-font-color="true" fo:font-size="10pt" officeooo:rsid="00209710" style:font-size-asian="10pt"/>
    </style:style>
    <style:style style:name="T22" style:family="text">
      <style:text-properties style:use-window-font-color="true" fo:font-size="10pt" officeooo:rsid="0022975a" style:font-size-asian="10pt"/>
    </style:style>
    <style:style style:name="T23" style:family="text">
      <style:text-properties style:use-window-font-color="true" fo:font-size="10pt" officeooo:rsid="0022975a" style:font-size-asian="10pt" style:font-size-complex="10pt"/>
    </style:style>
    <style:style style:name="T24" style:family="text">
      <style:text-properties style:use-window-font-color="true" fo:font-size="8pt" officeooo:rsid="0023e75d" style:font-size-asian="8pt" style:font-size-complex="8pt"/>
    </style:style>
    <style:style style:name="T25" style:family="text">
      <style:text-properties style:use-window-font-color="true" fo:font-size="8pt" officeooo:rsid="0028e2f7" style:font-size-asian="8pt" style:font-size-complex="8pt"/>
    </style:style>
    <style:style style:name="T26" style:family="text">
      <style:text-properties officeooo:rsid="00270466"/>
    </style:style>
    <style:style style:name="T27" style:family="text">
      <style:text-properties fo:font-size="11pt" officeooo:rsid="00270466" style:font-size-asian="11pt" style:font-size-complex="11pt"/>
    </style:style>
    <style:style style:name="gr1" style:family="graphic" style:parent-style-name="Frame">
      <style:graphic-properties draw:stroke="dash" draw:stroke-dash="Dashed_20__28_var_29__20_1" svg:stroke-width="0.026cm" svg:stroke-color="#000000" draw:stroke-linejoin="miter" draw:fill="solid" draw:fill-color="#ffffff" draw:textarea-vertical-align="top" draw:auto-grow-height="false" fo:min-height="0.559cm" fo:min-width="1.242cm" fo:padding-top="0.127cm" fo:padding-bottom="0.127cm" fo:padding-left="0.254cm" fo:padding-right="0.254cm" fo:wrap-option="wrap" fo:margin-left="0.335cm" fo:margin-right="0.349cm" fo:margin-top="0.028cm" fo:margin-bottom="0.0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0.457cm" fo:min-width="1.96cm" fo:padding-top="0.127cm" fo:padding-bottom="0.127cm" fo:padding-left="0.254cm" fo:padding-right="0.254cm" fo:wrap-option="wrap" fo:margin-left="0.318cm" fo:margin-right="0.362cm" fo:margin-top="0cm" fo:margin-bottom="0.0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2.051cm" fo:min-width="4.122cm" fo:padding-top="0.127cm" fo:padding-bottom="0.127cm" fo:padding-left="0.254cm" fo:padding-right="0.254cm" fo:wrap-option="wrap" fo:margin-left="0.356cm" fo:margin-right="0.333cm" fo:margin-top="0.03cm" fo:margin-bottom="0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draw:stroke="dash" draw:stroke-dash="Dashed_20__28_var_29__20_1" svg:stroke-width="0.026cm" svg:stroke-color="#000000" draw:stroke-linejoin="miter" draw:fill="solid" draw:fill-color="#ffffff" draw:textarea-vertical-align="top" draw:auto-grow-height="false" fo:min-height="0.557cm" fo:min-width="1.612cm" fo:padding-top="0.127cm" fo:padding-bottom="0.127cm" fo:padding-left="0.254cm" fo:padding-right="0.254cm" fo:wrap-option="wrap" fo:margin-left="0.335cm" fo:margin-right="0.332cm" fo:margin-top="0.016cm" fo:margin-bottom="0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0.409cm" fo:min-width="0.157cm" fo:padding-top="0.127cm" fo:padding-bottom="0.127cm" fo:padding-left="0.254cm" fo:padding-right="0.254cm" fo:wrap-option="wrap" fo:margin-left="0.335cm" fo:margin-right="0.339cm" fo:margin-top="0.014cm" fo:margin-bottom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1.819cm" fo:min-width="4.269cm" fo:padding-top="0.127cm" fo:padding-bottom="0.127cm" fo:padding-left="0.254cm" fo:padding-right="0.254cm" fo:wrap-option="wrap" fo:margin-left="0.342cm" fo:margin-right="0.333cm" fo:margin-top="0.034cm" fo:margin-bottom="0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 style:parent-style-name="Frame">
      <style:graphic-properties draw:stroke="dash" draw:stroke-dash="Dashed_20__28_var_29__20_1" svg:stroke-width="0.026cm" svg:stroke-color="#000000" draw:stroke-linejoin="miter" draw:fill="solid" draw:fill-color="#ffffff" draw:textarea-vertical-align="top" draw:auto-grow-height="false" fo:min-height="0.434cm" fo:min-width="1.367cm" fo:padding-top="0.127cm" fo:padding-bottom="0.127cm" fo:padding-left="0.254cm" fo:padding-right="0.254cm" fo:wrap-option="wrap" fo:margin-left="0.333cm" fo:margin-right="0.333cm" fo:margin-top="0.021cm" fo:margin-bottom="0.0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1.718cm" fo:min-width="3.17cm" fo:padding-top="0.127cm" fo:padding-bottom="0.127cm" fo:padding-left="0.254cm" fo:padding-right="0.254cm" fo:wrap-option="wrap" fo:margin-left="0.356cm" fo:margin-right="0.333cm" fo:margin-top="0.023cm" fo:margin-bottom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2.14cm" fo:min-width="4.142cm" fo:padding-top="0.127cm" fo:padding-bottom="0.127cm" fo:padding-left="0.254cm" fo:padding-right="0.254cm" fo:wrap-option="wrap" fo:margin-left="0.342cm" fo:margin-right="0.355cm" fo:margin-top="0.035cm" fo:margin-bottom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 style:parent-style-name="Frame">
      <style:graphic-properties draw:stroke="dash" draw:stroke-dash="Dashed_20__28_var_29__20_1" svg:stroke-width="0.026cm" svg:stroke-color="#000000" draw:stroke-linejoin="miter" draw:fill="solid" draw:fill-color="#ffffff" draw:textarea-vertical-align="top" draw:auto-grow-height="false" fo:min-height="0.487cm" fo:min-width="1.547cm" fo:padding-top="0.127cm" fo:padding-bottom="0.127cm" fo:padding-left="0.254cm" fo:padding-right="0.254cm" fo:wrap-option="wrap" fo:margin-left="0.339cm" fo:margin-right="0.333cm" fo:margin-top="0.028cm" fo:margin-bottom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2.725cm" fo:min-width="4.195cm" fo:padding-top="0.127cm" fo:padding-bottom="0.127cm" fo:padding-left="0.254cm" fo:padding-right="0.254cm" fo:wrap-option="wrap" fo:margin-left="0.335cm" fo:margin-right="0.333cm" fo:margin-top="0.018cm" fo:margin-bottom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1.494cm" fo:min-width="4.214cm" fo:padding-top="0.127cm" fo:padding-bottom="0.127cm" fo:padding-left="0.254cm" fo:padding-right="0.254cm" fo:wrap-option="wrap" fo:margin-left="0.349cm" fo:margin-right="0.355cm" fo:margin-top="0.032cm" fo:margin-bottom="0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1.438cm" fo:min-width="4.12cm" fo:padding-top="0.127cm" fo:padding-bottom="0.127cm" fo:padding-left="0.254cm" fo:padding-right="0.254cm" fo:wrap-option="wrap" fo:margin-left="0.346cm" fo:margin-right="0.346cm" fo:margin-top="0.034cm" fo:margin-bottom="0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2.604cm" fo:min-width="2.935cm" fo:padding-top="0.127cm" fo:padding-bottom="0.127cm" fo:padding-left="0.254cm" fo:padding-right="0.254cm" fo:wrap-option="wrap" fo:margin-left="0.356cm" fo:margin-right="0.356cm" fo:margin-top="0.025cm" fo:margin-bottom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2.734cm" fo:min-width="4.54cm" fo:padding-top="0.127cm" fo:padding-bottom="0.127cm" fo:padding-left="0.254cm" fo:padding-right="0.254cm" fo:wrap-option="wrap" fo:margin-left="0.349cm" fo:margin-right="0.346cm" fo:margin-top="0.021cm" fo:margin-bottom="0.0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1.496cm" fo:min-width="3.231cm" fo:padding-top="0.127cm" fo:padding-bottom="0.127cm" fo:padding-left="0.254cm" fo:padding-right="0.254cm" fo:wrap-option="wrap" fo:margin-left="0.355cm" fo:margin-right="0.353cm" fo:margin-top="0.019cm" fo:margin-bottom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3.487cm" fo:min-width="4.195cm" fo:padding-top="0.127cm" fo:padding-bottom="0.127cm" fo:padding-left="0.254cm" fo:padding-right="0.254cm" fo:wrap-option="wrap" fo:margin-left="0.335cm" fo:margin-right="0.333cm" fo:margin-top="0.021cm" fo:margin-bottom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1.432cm" fo:min-width="3.895cm" fo:padding-top="0.127cm" fo:padding-bottom="0.127cm" fo:padding-left="0.254cm" fo:padding-right="0.254cm" fo:wrap-option="wrap" fo:margin-left="0.342cm" fo:margin-right="0.335cm" fo:margin-top="0.023cm" fo:margin-bottom="0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1.956cm" fo:min-width="4.54cm" fo:padding-top="0.127cm" fo:padding-bottom="0.127cm" fo:padding-left="0.254cm" fo:padding-right="0.254cm" fo:wrap-option="wrap" fo:margin-left="0.349cm" fo:margin-right="0.346cm" fo:margin-top="0.023cm" fo:margin-bottom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1.697cm" fo:min-width="2.935cm" fo:padding-top="0.127cm" fo:padding-bottom="0.127cm" fo:padding-left="0.254cm" fo:padding-right="0.254cm" fo:wrap-option="wrap" fo:margin-left="0.356cm" fo:margin-right="0.356cm" fo:margin-top="0.035cm" fo:margin-bottom="0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1.104cm" fo:min-width="1.591cm" fo:padding-top="0.127cm" fo:padding-bottom="0.127cm" fo:padding-left="0.254cm" fo:padding-right="0.254cm" fo:wrap-option="wrap" fo:margin-left="0.335cm" fo:margin-right="0.355cm" fo:margin-top="0.021cm" fo:margin-bottom="0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1.54cm" fo:min-width="1.591cm" fo:padding-top="0.127cm" fo:padding-bottom="0.127cm" fo:padding-left="0.254cm" fo:padding-right="0.254cm" fo:wrap-option="wrap" fo:margin-left="0.335cm" fo:margin-right="0.355cm" fo:margin-top="0.021cm" fo:margin-bottom="0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0.524cm" fo:min-width="1.159cm" fo:padding-top="0.127cm" fo:padding-bottom="0.127cm" fo:padding-left="0.254cm" fo:padding-right="0.254cm" fo:wrap-option="wrap" fo:margin-left="0.335cm" fo:margin-right="0.355cm" fo:margin-top="0.021cm" fo:margin-bottom="0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2.067cm" fo:min-width="3.15cm" fo:padding-top="0.127cm" fo:padding-bottom="0.127cm" fo:padding-left="0.254cm" fo:padding-right="0.254cm" fo:wrap-option="wrap" fo:margin-left="0.335cm" fo:margin-right="0.346cm" fo:margin-top="0.032cm" fo:margin-bottom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2.806cm" fo:min-width="3.505cm" fo:padding-top="0.127cm" fo:padding-bottom="0.127cm" fo:padding-left="0.254cm" fo:padding-right="0.254cm" fo:wrap-option="wrap" fo:margin-left="0.355cm" fo:margin-right="0.342cm" fo:margin-top="0.014cm" fo:margin-bottom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1.692cm" fo:min-width="4.447cm" fo:padding-top="0.127cm" fo:padding-bottom="0.127cm" fo:padding-left="0.254cm" fo:padding-right="0.254cm" fo:wrap-option="wrap" fo:margin-left="0.335cm" fo:margin-right="0.346cm" fo:margin-top="0.035cm" fo:margin-bottom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1.799cm" fo:min-width="4.54cm" fo:padding-top="0.127cm" fo:padding-bottom="0.127cm" fo:padding-left="0.254cm" fo:padding-right="0.254cm" fo:wrap-option="wrap" fo:margin-left="0.351cm" fo:margin-right="0.342cm" fo:margin-top="0.023cm" fo:margin-bottom="0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0.894cm" fo:min-width="3.313cm" fo:padding-top="0.127cm" fo:padding-bottom="0.127cm" fo:padding-left="0.254cm" fo:padding-right="0.254cm" fo:wrap-option="wrap" fo:margin-left="0.353cm" fo:margin-right="0.353cm" fo:margin-top="0.028cm" fo:margin-bottom="0.0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stroke="dash" draw:stroke-dash="Dashed_20__28_var_29__20_1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342cm" fo:margin-right="0.372cm" fo:margin-top="0.153cm" fo:margin-bottom="0.1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1.513cm" fo:min-width="4.443cm" fo:padding-top="0.127cm" fo:padding-bottom="0.127cm" fo:padding-left="0.254cm" fo:padding-right="0.254cm" fo:wrap-option="wrap" fo:margin-left="0.342cm" fo:margin-right="0.342cm" fo:margin-top="0.014cm" fo:margin-bottom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0.82cm" fo:min-width="3.15cm" fo:padding-top="0.127cm" fo:padding-bottom="0.127cm" fo:padding-left="0.254cm" fo:padding-right="0.254cm" fo:wrap-option="wrap" fo:margin-left="0.335cm" fo:margin-right="0.346cm" fo:margin-top="0.026cm" fo:margin-bottom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 style:parent-style-name="Frame">
      <style:graphic-properties draw:stroke="dash" draw:stroke-dash="Dashed_20__28_var_29__20_1" svg:stroke-width="0.026cm" svg:stroke-color="#000000" draw:stroke-linejoin="miter" draw:fill="solid" draw:fill-color="#ffffff" draw:textarea-vertical-align="top" draw:auto-grow-height="false" fo:min-height="1.088cm" fo:min-width="1.242cm" fo:padding-top="0.127cm" fo:padding-bottom="0.127cm" fo:padding-left="0.254cm" fo:padding-right="0.254cm" fo:wrap-option="wrap" fo:margin-left="0.349cm" fo:margin-right="0.335cm" fo:margin-top="0.035cm" fo:margin-bottom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1.752cm" fo:min-width="4.447cm" fo:padding-top="0.127cm" fo:padding-bottom="0.127cm" fo:padding-left="0.254cm" fo:padding-right="0.254cm" fo:wrap-option="wrap" fo:margin-left="0.353cm" fo:margin-right="0.356cm" fo:margin-top="0.019cm" fo:margin-bottom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1.178cm" fo:min-width="3.635cm" fo:padding-top="0.127cm" fo:padding-bottom="0.127cm" fo:padding-left="0.254cm" fo:padding-right="0.254cm" fo:wrap-option="wrap" fo:margin-left="0.347cm" fo:margin-right="0.353cm" fo:margin-top="0.014cm" fo:margin-bottom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0.716cm" fo:min-width="3.976cm" fo:padding-top="0.127cm" fo:padding-bottom="0.127cm" fo:padding-left="0.254cm" fo:padding-right="0.254cm" fo:wrap-option="wrap" fo:margin-left="0.333cm" fo:margin-right="0.342cm" fo:margin-top="0.014cm" fo:margin-bottom="0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2.478cm" fo:min-width="4.357cm" fo:padding-top="0.127cm" fo:padding-bottom="0.127cm" fo:padding-left="0.254cm" fo:padding-right="0.254cm" fo:wrap-option="wrap" fo:margin-left="0.353cm" fo:margin-right="0.34cm" fo:margin-top="0.026cm" fo:margin-bottom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2.11cm" fo:min-width="4.443cm" fo:padding-top="0.127cm" fo:padding-bottom="0.127cm" fo:padding-left="0.254cm" fo:padding-right="0.254cm" fo:wrap-option="wrap" fo:margin-left="0.342cm" fo:margin-right="0.342cm" fo:margin-top="0.039cm" fo:margin-bottom="0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467cm" fo:margin-right="0.485cm" fo:margin-top="0.018cm" fo:margin-bottom="0.0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0.781cm" fo:min-width="3.618cm" fo:padding-top="0.127cm" fo:padding-bottom="0.127cm" fo:padding-left="0.254cm" fo:padding-right="0.254cm" fo:wrap-option="wrap" fo:margin-left="0.339cm" fo:margin-right="0.353cm" fo:margin-top="0.025cm" fo:margin-bottom="0.0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476cm" fo:margin-right="0.476cm" fo:margin-top="0.026cm" fo:margin-bottom="0.0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487cm" fo:margin-right="0.466cm" fo:margin-top="0.03cm" fo:margin-bottom="0.0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2.021cm" fo:min-width="3.618cm" fo:padding-top="0.127cm" fo:padding-bottom="0.127cm" fo:padding-left="0.254cm" fo:padding-right="0.254cm" fo:wrap-option="wrap" fo:margin-left="0.347cm" fo:margin-right="0.342cm" fo:margin-top="0.028cm" fo:margin-bottom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469cm" fo:margin-right="0.483cm" fo:margin-top="0.032cm" fo:margin-bottom="0.0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>
      <style:graphic-properties draw:stroke="dash" draw:stroke-dash="Dashed_20__28_var_29__20_1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.584cm" fo:padding-top="0.125cm" fo:padding-bottom="0.125cm" fo:padding-left="0.25cm" fo:padding-right="0.25cm" fo:wrap-option="wrap" fo:margin-left="0.342cm" fo:margin-right="0.372cm" fo:margin-top="0.132cm" fo:margin-bottom="0.1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draw:stroke="dash" draw:stroke-dash="Dashed_20__28_var_29__20_1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342cm" fo:margin-right="0.381cm" fo:margin-top="0.168cm" fo:margin-bottom="0.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draw:stroke="dash" draw:stroke-dash="Dashed_20__28_var_29__20_1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342cm" fo:margin-right="0.381cm" fo:margin-top="0.148cm" fo:margin-bottom="0.1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7" style:family="graphic">
      <style:graphic-properties draw:stroke="dash" draw:stroke-dash="Dashed_20__28_var_29__20_1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342cm" fo:margin-right="0.381cm" fo:margin-top="0.162cm" fo:margin-bottom="0.1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draw:stroke="dash" draw:stroke-dash="Dashed_20__28_var_29__20_1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.794cm" fo:padding-top="0.125cm" fo:padding-bottom="0.125cm" fo:padding-left="0.25cm" fo:padding-right="0.25cm" fo:wrap-option="wrap" fo:margin-left="0.342cm" fo:margin-right="0.372cm" fo:margin-top="0.138cm" fo:margin-bottom="0.1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9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1.203cm" fo:min-width="3.798cm" fo:padding-top="0.127cm" fo:padding-bottom="0.127cm" fo:padding-left="0.254cm" fo:padding-right="0.254cm" fo:wrap-option="wrap" fo:margin-left="0.333cm" fo:margin-right="0.335cm" fo:margin-top="0.028cm" fo:margin-bottom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0" style:family="graphic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467cm" fo:margin-right="0.485cm" fo:margin-top="0.014cm" fo:margin-bottom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1" style:family="graphic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487cm" fo:margin-right="0.466cm" fo:margin-top="0.03cm" fo:margin-bottom="0.0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2" style:family="graphic">
      <style:graphic-properties draw:stroke="dash" draw:stroke-dash="Dashed_20__28_var_29__20_1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351cm" fo:margin-right="0.365cm" fo:margin-top="0.162cm" fo:margin-bottom="0.1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3" style:family="graphic">
      <style:graphic-properties draw:stroke="dash" draw:stroke-dash="Dashed_20__28_var_29__20_1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34cm" fo:margin-right="0.365cm" fo:margin-top="0.162cm" fo:margin-bottom="0.1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4" style:family="graphic">
      <style:graphic-properties draw:stroke="dash" draw:stroke-dash="Dashed_20__28_var_29__20_2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.115cm" fo:padding-top="0.125cm" fo:padding-bottom="0.125cm" fo:padding-left="0.25cm" fo:padding-right="0.25cm" fo:wrap-option="wrap" fo:margin-left="0.34cm" fo:margin-right="0.365cm" fo:margin-top="0.129cm" fo:margin-bottom="0.1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5" style:family="graphic">
      <style:graphic-properties draw:stroke="solid" svg:stroke-width="0.02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342cm" fo:margin-right="0.333cm" fo:margin-top="0.025cm" fo:margin-bottom="0.0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6" style:family="graphic">
      <style:graphic-properties draw:stroke="solid" svg:stroke-width="0.02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342cm" fo:margin-right="0.347cm" fo:margin-top="0.03cm" fo:margin-bottom="0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7" style:family="graphic">
      <style:graphic-properties draw:stroke="solid" svg:stroke-width="0.02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346cm" fo:margin-right="0.333cm" fo:margin-top="0.023cm" fo:margin-bottom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8" style:family="graphic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.534cm" fo:min-width="0cm" fo:padding-top="0.125cm" fo:padding-bottom="0.125cm" fo:padding-left="0.25cm" fo:padding-right="0.25cm" fo:wrap-option="wrap" fo:margin-left="0.476cm" fo:margin-right="0.46cm" fo:margin-top="0.014cm" fo:margin-bottom="0.0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9" style:family="graphic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1.18cm" fo:min-width="0cm" fo:padding-top="0.125cm" fo:padding-bottom="0.125cm" fo:padding-left="0.25cm" fo:padding-right="0.25cm" fo:wrap-option="wrap" fo:margin-left="0.467cm" fo:margin-right="0.483cm" fo:margin-top="0.019cm" fo:margin-bottom="0.0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0" style:family="graphic">
      <style:graphic-properties draw:stroke="solid" svg:stroke-width="0.02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351cm" fo:margin-right="0.339cm" fo:margin-top="0.018cm" fo:margin-bottom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1" style:family="graphic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487cm" fo:margin-right="0.466cm" fo:margin-top="0.039cm" fo:margin-bottom="0.0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2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0.377cm" fo:min-width="0.224cm" fo:padding-top="0.127cm" fo:padding-bottom="0.127cm" fo:padding-left="0.254cm" fo:padding-right="0.254cm" fo:wrap-option="wrap" fo:margin-left="0.339cm" fo:margin-right="0.346cm" fo:margin-top="0.019cm" fo:margin-bottom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3" style:family="graphic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467cm" fo:margin-right="0.485cm" fo:margin-top="0.023cm" fo:margin-bottom="0.0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4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1.898cm" fo:min-width="3.976cm" fo:padding-top="0.127cm" fo:padding-bottom="0.127cm" fo:padding-left="0.254cm" fo:padding-right="0.254cm" fo:wrap-option="wrap" fo:margin-left="0.333cm" fo:margin-right="0.342cm" fo:margin-top="0.016cm" fo:margin-bottom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5" style:family="graphic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467cm" fo:margin-right="0.485cm" fo:margin-top="0.032cm" fo:margin-bottom="0.0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6" style:family="graphic">
      <style:graphic-properties draw:stroke="dash" draw:stroke-dash="Dashed_20__28_var_29__20_1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.434cm" fo:padding-top="0.125cm" fo:padding-bottom="0.125cm" fo:padding-left="0.25cm" fo:padding-right="0.25cm" fo:wrap-option="wrap" fo:margin-left="0.34cm" fo:margin-right="0.36cm" fo:margin-top="0.15cm" fo:margin-bottom="0.1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7" style:family="graphic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487cm" fo:margin-right="0.466cm" fo:margin-top="0.018cm" fo:margin-bottom="0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8" style:family="graphic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467cm" fo:margin-right="0.485cm" fo:margin-top="0.019cm" fo:margin-bottom="0.0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9" style:family="graphic">
      <style:graphic-properties draw:stroke="solid" svg:stroke-width="0.02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355cm" fo:margin-right="0.333cm" fo:margin-top="0.034cm" fo:margin-bottom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0" style:family="graphic">
      <style:graphic-properties draw:stroke="solid" svg:stroke-width="0.02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351cm" fo:margin-right="0.333cm" fo:margin-top="0.026cm" fo:margin-bottom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1" style:family="graphic">
      <style:graphic-properties draw:stroke="dash" draw:stroke-dash="Dashed_20__28_var_29__20_1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333cm" fo:margin-right="0.36cm" fo:margin-top="0.159cm" fo:margin-bottom="0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2" style:family="graphic">
      <style:graphic-properties draw:stroke="solid" svg:stroke-width="0.026cm" svg:stroke-color="#000000" draw:stroke-linejoin="round" draw:fill="none" draw:textarea-vertical-align="top" draw:auto-grow-height="false" fo:min-height="0.039cm" fo:min-width="0.381cm" fo:padding-top="0.125cm" fo:padding-bottom="0.125cm" fo:padding-left="0.25cm" fo:padding-right="0.25cm" fo:wrap-option="wrap" fo:margin-left="0.355cm" fo:margin-right="0.351cm" fo:margin-top="0.032cm" fo:margin-bottom="0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3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1.383cm" fo:min-width="3.863cm" fo:padding-top="0.127cm" fo:padding-bottom="0.127cm" fo:padding-left="0.254cm" fo:padding-right="0.254cm" fo:wrap-option="wrap" fo:margin-left="0.342cm" fo:margin-right="0.342cm" fo:margin-top="0.032cm" fo:margin-bottom="0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4" style:family="graphic">
      <style:graphic-properties draw:stroke="solid" svg:stroke-width="0.02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355cm" fo:margin-right="0.351cm" fo:margin-top="0.034cm" fo:margin-bottom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5" style:family="graphic" style:parent-style-name="Frame">
      <style:graphic-properties draw:stroke="dash" draw:stroke-dash="Dashed_20__28_var_29__20_1" svg:stroke-width="0.026cm" svg:stroke-color="#000000" draw:stroke-linejoin="miter" draw:fill="solid" draw:fill-color="#ffffff" draw:textarea-vertical-align="top" draw:auto-grow-height="false" fo:min-height="0.753cm" fo:min-width="1.33cm" fo:padding-top="0.127cm" fo:padding-bottom="0.127cm" fo:padding-left="0.254cm" fo:padding-right="0.254cm" fo:wrap-option="wrap" fo:margin-left="0.355cm" fo:margin-right="0.347cm" fo:margin-top="0.018cm" fo:margin-bottom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6" style:family="graphic">
      <style:graphic-properties draw:stroke="solid" svg:stroke-width="0.02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333cm" fo:margin-right="0.355cm" fo:margin-top="0.03cm" fo:margin-bottom="0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7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0.446cm" fo:min-width="2.353cm" fo:padding-top="0.127cm" fo:padding-bottom="0.127cm" fo:padding-left="0.254cm" fo:padding-right="0.254cm" fo:wrap-option="wrap" fo:margin-left="0.349cm" fo:margin-right="0.353cm" fo:margin-top="0.03cm" fo:margin-bottom="0.0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8" style:family="graphic">
      <style:graphic-properties draw:stroke="solid" svg:stroke-width="0.026cm" svg:stroke-color="#000000" draw:stroke-linejoin="round" draw:fill="none" draw:textarea-vertical-align="top" draw:auto-grow-height="false" fo:min-height="0cm" fo:min-width="0.166cm" fo:padding-top="0.125cm" fo:padding-bottom="0.125cm" fo:padding-left="0.25cm" fo:padding-right="0.25cm" fo:wrap-option="wrap" fo:margin-left="0.333cm" fo:margin-right="0.349cm" fo:margin-top="0.028cm" fo:margin-bottom="0.0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9" style:family="graphic">
      <style:graphic-properties draw:stroke="dash" draw:stroke-dash="Dashed_20__28_var_29__20_1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.346cm" fo:padding-top="0.125cm" fo:padding-bottom="0.125cm" fo:padding-left="0.25cm" fo:padding-right="0.25cm" fo:wrap-option="wrap" fo:margin-left="0.356cm" fo:margin-right="0.385cm" fo:margin-top="0.129cm" fo:margin-bottom="0.1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0" style:family="graphic">
      <style:graphic-properties draw:stroke="dash" draw:stroke-dash="Dashed_20__28_var_29__20_1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355cm" fo:margin-right="0.365cm" fo:margin-top="0.169cm" fo:margin-bottom="0.1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1" style:family="graphic">
      <style:graphic-properties draw:stroke="dash" draw:stroke-dash="Dashed_20__28_var_29__20_1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.453cm" fo:padding-top="0.125cm" fo:padding-bottom="0.125cm" fo:padding-left="0.25cm" fo:padding-right="0.25cm" fo:wrap-option="wrap" fo:margin-left="0.355cm" fo:margin-right="0.385cm" fo:margin-top="0.145cm" fo:margin-bottom="0.1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2" style:family="graphic">
      <style:graphic-properties draw:stroke="dash" draw:stroke-dash="Dashed_20__28_var_29__20_1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355cm" fo:margin-right="0.358cm" fo:margin-top="0.152cm" fo:margin-bottom="0.1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3" style:family="graphic">
      <style:graphic-properties draw:stroke="dash" draw:stroke-dash="Dashed_20__28_var_29__20_1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.346cm" fo:padding-top="0.125cm" fo:padding-bottom="0.125cm" fo:padding-left="0.25cm" fo:padding-right="0.25cm" fo:wrap-option="wrap" fo:margin-left="0.356cm" fo:margin-right="0.385cm" fo:margin-top="0.148cm" fo:margin-bottom="0.1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4" style:family="graphic">
      <style:graphic-properties draw:stroke="dash" draw:stroke-dash="Dashed_20__28_var_29__20_1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347cm" fo:margin-right="0.372cm" fo:margin-top="0.152cm" fo:margin-bottom="0.1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5" style:family="graphic">
      <style:graphic-properties draw:stroke="dash" draw:stroke-dash="Dashed_20__28_var_29__20_1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355cm" fo:margin-right="0.377cm" fo:margin-top="0.162cm" fo:margin-bottom="0.1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6" style:family="graphic">
      <style:graphic-properties draw:stroke="dash" draw:stroke-dash="Dashed_20__28_var_29__20_1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.328cm" fo:padding-top="0.125cm" fo:padding-bottom="0.125cm" fo:padding-left="0.25cm" fo:padding-right="0.25cm" fo:wrap-option="wrap" fo:margin-left="0.355cm" fo:margin-right="0.377cm" fo:margin-top="0.134cm" fo:margin-bottom="0.1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7" style:family="graphic">
      <style:graphic-properties draw:stroke="dash" draw:stroke-dash="Dashed_20__28_var_29__20_1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332cm" fo:margin-right="0.365cm" fo:margin-top="0.171cm" fo:margin-bottom="0.1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8" style:family="graphic" style:parent-style-name="Frame">
      <style:graphic-properties draw:stroke="dash" draw:stroke-dash="Dashed_20__28_var_29__20_1" svg:stroke-width="0.026cm" svg:stroke-color="#000000" draw:stroke-linejoin="miter" draw:fill="solid" draw:fill-color="#ffffff" draw:textarea-vertical-align="top" draw:auto-grow-height="false" fo:min-height="0.848cm" fo:min-width="1.711cm" fo:padding-top="0.127cm" fo:padding-bottom="0.127cm" fo:padding-left="0.254cm" fo:padding-right="0.254cm" fo:wrap-option="wrap" fo:margin-left="0.355cm" fo:margin-right="0.332cm" fo:margin-top="0.016cm" fo:margin-bottom="0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9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2.217cm" fo:min-width="3.997cm" fo:padding-top="0.127cm" fo:padding-bottom="0.127cm" fo:padding-left="0.254cm" fo:padding-right="0.254cm" fo:wrap-option="wrap" fo:margin-left="0.349cm" fo:margin-right="0.333cm" fo:margin-top="0.018cm" fo:margin-bottom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0" style:family="graphic" style:parent-style-name="Frame">
      <style:graphic-properties draw:stroke="dash" draw:stroke-dash="Dashed_20__28_var_29__20_1" svg:stroke-width="0.026cm" svg:stroke-color="#000000" draw:stroke-linejoin="miter" draw:fill="solid" draw:fill-color="#ffffff" draw:textarea-vertical-align="top" draw:auto-grow-height="false" fo:min-height="0.476cm" fo:min-width="1.24cm" fo:padding-top="0.127cm" fo:padding-bottom="0.127cm" fo:padding-left="0.254cm" fo:padding-right="0.254cm" fo:wrap-option="wrap" fo:margin-left="0.34cm" fo:margin-right="0.347cm" fo:margin-top="0.019cm" fo:margin-bottom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1" style:family="graphic">
      <style:graphic-properties draw:stroke="dash" draw:stroke-dash="Dashed_20__28_var_29__20_1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342cm" fo:margin-right="0.369cm" fo:margin-top="0.146cm" fo:margin-bottom="0.1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2" style:family="graphic">
      <style:graphic-properties draw:stroke="dash" draw:stroke-dash="Dashed_20__28_var_29__20_1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333cm" fo:margin-right="0.36cm" fo:margin-top="0.155cm" fo:margin-bottom="0.1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3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1.769cm" fo:min-width="4.443cm" fo:padding-top="0.127cm" fo:padding-bottom="0.127cm" fo:padding-left="0.254cm" fo:padding-right="0.254cm" fo:wrap-option="wrap" fo:margin-left="0.342cm" fo:margin-right="0.342cm" fo:margin-top="0.037cm" fo:margin-bottom="0.0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4" style:family="graphic">
      <style:graphic-properties draw:stroke="solid" svg:stroke-width="0.02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342cm" fo:margin-right="0.353cm" fo:margin-top="0.016cm" fo:margin-bottom="0.0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Приложение Д</text:p>
      <text:p text:style-name="P1"><text:span text:style-name="T1">Карта процесса</text:span><text:span text:style-name="T2"> </text:span><text:span text:style-name="T1">«»</text:span></text:p>
      <text:p text:style-name="P2">Д.1 Блок-схема процесса</text:p>
      <text:p text:style-name="P2"/>
      <text:p text:style-name="P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8">Вход</text:p>
          </table:table-cell>
          <table:table-cell table:style-name="Таблица1.A1" office:value-type="string">
            <text:p text:style-name="P8">Действие</text:p>
          </table:table-cell>
          <table:table-cell table:style-name="Таблица1.A1" office:value-type="string">
            <text:p text:style-name="P8">Ответственный исполнитель</text:p>
          </table:table-cell>
          <table:table-cell table:style-name="Таблица1.A1" office:value-type="string">
            <text:p text:style-name="P8">Выход</text:p>
          </table:table-cell>
        </table:table-row>
      </table:table>
      <text:p text:style-name="P3"><draw:custom-shape text:anchor-type="paragraph" draw:z-index="1" draw:name="Скругленный прямоугольник 152" draw:style-name="gr2" draw:text-style-name="P30" svg:width="2.761cm" svg:height="1.004cm" svg:x="7.415cm" svg:y="0.365cm"><text:p text:style-name="P13"><text:span text:style-name="T9">Начало </text:span></text:p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4" draw:name="Блок-схема: узел 153" draw:style-name="gr5" draw:text-style-name="P30" svg:width="0.941cm" svg:height="0.936cm" svg:x="8.749cm" svg:y="19.726cm"><text:p text:style-name="P13"><text:span text:style-name="T9">1</text:span></text:p>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7" draw:name="Загнутый угол 151" draw:style-name="gr8" draw:text-style-name="P30" svg:width="3.677cm" svg:height="2.253cm" svg:x="14.855cm" svg:y="16.374cm"><text:p text:style-name="Frame_20_contents"><text:span text:style-name="T10">Технические условия на инженерно-техническое обеспечение объекта</text:span></text:p><draw:enhanced-geometry draw:mirror-horizontal="false" draw:mirror-vertical="false" svg:viewBox="0 0 0 0" draw:text-areas="0 0 ?f11 ?f6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aximum="50000" draw:handle-range-x-minimum="0"/></draw:enhanced-geometry></draw:custom-shape><draw:custom-shape text:anchor-type="paragraph" draw:z-index="10" draw:name="Загнутый угол 150" draw:style-name="gr11" draw:text-style-name="P30" svg:width="4.702cm" svg:height="3.405cm" svg:x="0.787cm" svg:y="16.157cm"><text:p text:style-name="Frame_20_contents"><text:span text:style-name="T3">1. </text:span><text:span text:style-name="T6">Машины и механизмы по объекту необходимые для выполнения работ</text:span></text:p><draw:enhanced-geometry draw:mirror-horizontal="false" draw:mirror-vertical="false" svg:viewBox="0 0 0 0" draw:text-areas="0 0 ?f11 ?f6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aximum="50000" draw:handle-range-x-minimum="0"/></draw:enhanced-geometry></draw:custom-shape><draw:custom-shape text:anchor-type="paragraph" draw:z-index="13" draw:name="Загнутый угол 149" draw:style-name="gr14" draw:text-style-name="P30" svg:width="3.442cm" svg:height="3.266cm" svg:x="14.855cm" svg:y="11.852cm"><text:p text:style-name="P18"><text:span text:style-name="T11">Комплектность материалов для выполнения работ</text:span></text:p><draw:enhanced-geometry draw:mirror-horizontal="false" draw:mirror-vertical="false" svg:viewBox="0 0 0 0" draw:text-areas="0 0 ?f11 ?f6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aximum="50000" draw:handle-range-x-minimum="0"/></draw:enhanced-geometry></draw:custom-shape><draw:custom-shape text:anchor-type="paragraph" draw:z-index="16" draw:name="Загнутый угол 148" draw:style-name="gr17" draw:text-style-name="P30" svg:width="4.702cm" svg:height="4.275cm" svg:x="0.787cm" svg:y="11.636cm"><text:p text:style-name="Frame_20_contents"><text:span text:style-name="T10">1. </text:span><text:span text:style-name="T11">Ведомость ресурсов</text:span></text:p><draw:enhanced-geometry draw:mirror-horizontal="false" draw:mirror-vertical="false" svg:viewBox="0 0 0 0" draw:text-areas="0 0 ?f11 ?f6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aximum="50000" draw:handle-range-x-minimum="0"/></draw:enhanced-geometry></draw:custom-shape><draw:custom-shape text:anchor-type="paragraph" draw:z-index="19" draw:name="Загнутый угол 147" draw:style-name="gr20" draw:text-style-name="P30" svg:width="3.442cm" svg:height="2.229cm" svg:x="14.855cm" svg:y="8.687cm"><text:p text:style-name="P19"><text:span text:style-name="T12">Укомплектованная бригада рабочих</text:span></text:p><draw:enhanced-geometry draw:mirror-horizontal="false" draw:mirror-vertical="false" svg:viewBox="0 0 0 0" draw:text-areas="0 0 ?f11 ?f6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aximum="50000" draw:handle-range-x-minimum="0"/></draw:enhanced-geometry></draw:custom-shape><draw:custom-shape text:anchor-type="paragraph" draw:z-index="21" draw:name="Загнутый угол 146" draw:style-name="gr24" draw:text-style-name="P30" svg:width="3.657cm" svg:height="2.652cm" svg:x="14.73cm" svg:y="4.556cm"><text:p text:style-name="P19"><text:span text:style-name="T12">Передача документации исполнителю.</text:span></text:p><draw:enhanced-geometry draw:mirror-horizontal="false" draw:mirror-vertical="false" svg:viewBox="0 0 0 0" draw:text-areas="0 0 ?f11 ?f6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aximum="50000" draw:handle-range-x-minimum="0"/></draw:enhanced-geometry></draw:custom-shape><draw:custom-shape text:anchor-type="paragraph" draw:z-index="23" draw:name="Загнутый угол 145" draw:style-name="gr26" draw:text-style-name="P30" svg:width="4.954cm" svg:height="2.223cm" svg:x="0.787cm" svg:y="4.718cm"><text:p text:style-name="Frame_20_contents"><text:span text:style-name="T10">1. </text:span><text:span text:style-name="T12">Проектно-сметная документация, полученная от заказчика.</text:span></text:p><draw:enhanced-geometry draw:mirror-horizontal="false" draw:mirror-vertical="false" svg:viewBox="0 0 0 0" draw:text-areas="0 0 ?f11 ?f6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aximum="50000" draw:handle-range-x-minimum="0"/></draw:enhanced-geometry></draw:custom-shape><draw:custom-shape text:anchor-type="paragraph" draw:z-index="26" draw:name="Прямая со стрелкой 144" draw:style-name="gr29" draw:text-style-name="P31" svg:width="0.795cm" svg:height="0.003cm" svg:x="5.74cm" svg:y="5.763cm"><text:p/><draw:enhanced-geometry draw:mirror-horizontal="false" draw:mirror-vertical="false" svg:viewBox="0 0 21600 21600" draw:type="mso-spt32" draw:enhanced-path="M 0 0 L 21600 21600 N"/></draw:custom-shape><draw:custom-shape text:anchor-type="paragraph" draw:z-index="28" draw:name="Загнутый угол 143" draw:style-name="gr31" draw:text-style-name="P30" svg:width="3.657cm" svg:height="1.227cm" svg:x="14.73cm" svg:y="2.143cm"><text:p text:style-name="P20"><text:span text:style-name="T13">Заключенный договор.</text:span></text:p><draw:enhanced-geometry draw:mirror-horizontal="false" draw:mirror-vertical="false" svg:viewBox="0 0 0 0" draw:text-areas="0 0 ?f11 ?f6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aximum="50000" draw:handle-range-x-minimum="0"/></draw:enhanced-geometry></draw:custom-shape><draw:custom-shape text:anchor-type="paragraph" draw:z-index="30" draw:name="Загнутый угол 142" draw:style-name="gr33" draw:text-style-name="P30" svg:width="4.954cm" svg:height="2.292cm" svg:x="0.697cm" svg:y="1.766cm"><text:p text:style-name="P5"><text:span text:style-name="T3">1. </text:span><text:span text:style-name="T4">График производства работ;</text:span></text:p><text:p text:style-name="P17">2. График платежей;</text:p><text:p text:style-name="P17">3. Расчет стоимости работ;</text:p><text:p text:style-name="P21"><text:span text:style-name="T14">4. Организационные </text:span><text:span text:style-name="T12">вопросы</text:span><text:span text:style-name="T14">.</text:span></text:p><draw:enhanced-geometry draw:mirror-horizontal="false" draw:mirror-vertical="false" svg:viewBox="0 0 0 0" draw:text-areas="0 0 ?f11 ?f6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aximum="50000" draw:handle-range-x-minimum="0"/></draw:enhanced-geometry></draw:custom-shape><draw:custom-shape text:anchor-type="paragraph" draw:z-index="33" draw:name="Загнутый угол 141" draw:style-name="gr36" draw:text-style-name="P30" svg:width="4.864cm" svg:height="3.123cm" svg:x="0.697cm" svg:y="8.096cm"><text:p text:style-name="P5"><text:span text:style-name="T3">1. </text:span><text:span text:style-name="T5">Ведомость трудозатрат</text:span></text:p><text:p text:style-name="Frame_20_contents"/><draw:enhanced-geometry draw:mirror-horizontal="false" draw:mirror-vertical="false" svg:viewBox="0 0 0 0" draw:text-areas="0 0 ?f11 ?f6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aximum="50000" draw:handle-range-x-minimum="0"/></draw:enhanced-geometry></draw:custom-shape><draw:custom-shape text:anchor-type="paragraph" draw:z-index="37" draw:name="Прямая со стрелкой 140" draw:style-name="gr40" draw:text-style-name="P31" svg:width="0.003cm" svg:height="1.1cm" svg:x="9.128cm" svg:y="18.627cm"><text:p/><draw:enhanced-geometry draw:mirror-horizontal="false" draw:mirror-vertical="false" svg:viewBox="0 0 21600 21600" draw:type="mso-spt32" draw:enhanced-path="M 0 0 L 21600 21600 N"/></draw:custom-shape><draw:custom-shape text:anchor-type="paragraph" draw:z-index="40" draw:name="Прямая со стрелкой 139" draw:style-name="gr43" draw:text-style-name="P31" svg:width="0.003cm" svg:height="1.839cm" svg:x="8.856cm" svg:y="14.319cm"><text:p/><draw:enhanced-geometry draw:mirror-horizontal="false" draw:mirror-vertical="false" svg:viewBox="0 0 21600 21600" draw:type="mso-spt32" draw:enhanced-path="M 0 0 L 21600 21600 N"/></draw:custom-shape><draw:custom-shape text:anchor-type="paragraph" draw:z-index="47" draw:name="Прямая со стрелкой 138" draw:style-name="gr50" draw:text-style-name="P31" svg:width="0.003cm" svg:height="1.101cm" svg:x="8.749cm" svg:y="10.915cm"><text:p/><draw:enhanced-geometry draw:mirror-horizontal="false" draw:mirror-vertical="false" svg:viewBox="0 0 21600 21600" draw:type="mso-spt32" draw:enhanced-path="M 0 0 L 21600 21600 N"/></draw:custom-shape><draw:custom-shape text:anchor-type="paragraph" draw:z-index="60" draw:name="Прямая со стрелкой 137" draw:style-name="gr63" draw:text-style-name="P31" svg:width="0.003cm" svg:height="0.884cm" svg:x="8.749cm" svg:y="7.549cm"><text:p/><draw:enhanced-geometry draw:mirror-horizontal="false" draw:mirror-vertical="false" svg:viewBox="0 0 21600 21600" draw:type="mso-spt32" draw:enhanced-path="M 0 0 L 21600 21600 N"/></draw:custom-shape><draw:custom-shape text:anchor-type="paragraph" draw:z-index="62" draw:name="Прямая со стрелкой 136" draw:style-name="gr65" draw:text-style-name="P31" svg:width="0.003cm" svg:height="1.01cm" svg:x="8.749cm" svg:y="3.709cm"><text:p/><draw:enhanced-geometry draw:mirror-horizontal="false" draw:mirror-vertical="false" svg:viewBox="0 0 21600 21600" draw:type="mso-spt32" draw:enhanced-path="M 0 0 L 21600 21600 N"/></draw:custom-shape><draw:custom-shape text:anchor-type="paragraph" draw:z-index="65" draw:name="Прямая со стрелкой 135" draw:style-name="gr68" draw:text-style-name="P31" svg:width="0.003cm" svg:height="0.595cm" svg:x="8.749cm" svg:y="1.369cm"><text:p/><draw:enhanced-geometry draw:mirror-horizontal="false" draw:mirror-vertical="false" svg:viewBox="0 0 21600 21600" draw:type="mso-spt32" draw:enhanced-path="M 0 0 L 21600 21600 N"/></draw:custom-shape><draw:custom-shape text:anchor-type="paragraph" draw:z-index="66" draw:name="Прямая со стрелкой 134" draw:style-name="gr69" draw:text-style-name="P31" svg:width="0.847cm" svg:height="0.003cm" svg:x="11.414cm" svg:y="17.311cm"><text:p/><draw:enhanced-geometry draw:mirror-horizontal="false" draw:mirror-vertical="false" svg:viewBox="0 0 21600 21600" draw:type="mso-spt32" draw:enhanced-path="M 0 0 L 21600 21600 N"/></draw:custom-shape><draw:custom-shape text:anchor-type="paragraph" draw:z-index="69" draw:name="Прямая со стрелкой 133" draw:style-name="gr72" draw:text-style-name="P31" svg:width="0.883cm" svg:height="0.29cm" svg:x="11.308cm" svg:y="12.734cm"><text:p/><draw:enhanced-geometry draw:mirror-horizontal="false" draw:mirror-vertical="true" svg:viewBox="0 0 21600 21600" draw:type="mso-spt32" draw:enhanced-path="M 0 0 L 21600 21600 N"/></draw:custom-shape><draw:custom-shape text:anchor-type="paragraph" draw:z-index="71" draw:name="Прямая со стрелкой 132" draw:style-name="gr74" draw:text-style-name="P31" svg:width="0.883cm" svg:height="0.003cm" svg:x="11.308cm" svg:y="9.744cm"><text:p/><draw:enhanced-geometry draw:mirror-horizontal="false" draw:mirror-vertical="false" svg:viewBox="0 0 21600 21600" draw:type="mso-spt32" draw:enhanced-path="M 0 0 L 21600 21600 N"/></draw:custom-shape><draw:custom-shape text:anchor-type="paragraph" draw:z-index="73" draw:name="Прямая со стрелкой 131" draw:style-name="gr76" draw:text-style-name="P31" svg:width="0.847cm" svg:height="0.003cm" svg:x="11.181cm" svg:y="6.142cm"><text:p/><draw:enhanced-geometry draw:mirror-horizontal="false" draw:mirror-vertical="false" svg:viewBox="0 0 21600 21600" draw:type="mso-spt32" draw:enhanced-path="M 0 0 L 21600 21600 N"/></draw:custom-shape><draw:custom-shape text:anchor-type="paragraph" draw:z-index="75" draw:name="Прямая со стрелкой 130" draw:style-name="gr78" draw:text-style-name="P31" svg:width="0.668cm" svg:height="0.018cm" svg:x="11.18cm" svg:y="2.644cm"><text:p/><draw:enhanced-geometry draw:mirror-horizontal="false" draw:mirror-vertical="true" svg:viewBox="0 0 21600 21600" draw:type="mso-spt32" draw:enhanced-path="M 0 0 L 21600 21600 N"/></draw:custom-shape><draw:custom-shape text:anchor-type="paragraph" draw:z-index="76" draw:name="Прямая со стрелкой 129" draw:style-name="gr79" draw:text-style-name="P31" svg:width="0.847cm" svg:height="0.038cm" svg:x="14.009cm" svg:y="17.274cm"><text:p/><draw:enhanced-geometry draw:mirror-horizontal="false" draw:mirror-vertical="false" svg:viewBox="0 0 21600 21600" draw:type="mso-spt32" draw:enhanced-path="M 0 0 L 21600 21600 N"/></draw:custom-shape><draw:custom-shape text:anchor-type="paragraph" draw:z-index="77" draw:name="Прямая со стрелкой 128" draw:style-name="gr80" draw:text-style-name="P31" svg:width="1.424cm" svg:height="0.003cm" svg:x="5.487cm" svg:y="17.526cm"><text:p/><draw:enhanced-geometry draw:mirror-horizontal="false" draw:mirror-vertical="false" svg:viewBox="0 0 21600 21600" draw:type="mso-spt32" draw:enhanced-path="M 0 0 L 21600 21600 N"/></draw:custom-shape><draw:custom-shape text:anchor-type="paragraph" draw:z-index="78" draw:name="Прямая со стрелкой 127" draw:style-name="gr81" draw:text-style-name="P31" svg:width="0.955cm" svg:height="0.018cm" svg:x="13.901cm" svg:y="12.898cm"><text:p/><draw:enhanced-geometry draw:mirror-horizontal="false" draw:mirror-vertical="false" svg:viewBox="0 0 21600 21600" draw:type="mso-spt32" draw:enhanced-path="M 0 0 L 21600 21600 N"/></draw:custom-shape><draw:custom-shape text:anchor-type="paragraph" draw:z-index="79" draw:name="Прямая со стрелкой 126" draw:style-name="gr82" draw:text-style-name="P31" svg:width="1.193cm" svg:height="0.003cm" svg:x="5.487cm" svg:y="13.275cm"><text:p/><draw:enhanced-geometry draw:mirror-horizontal="false" draw:mirror-vertical="false" svg:viewBox="0 0 21600 21600" draw:type="mso-spt32" draw:enhanced-path="M 0 0 L 21600 21600 N"/></draw:custom-shape><draw:custom-shape text:anchor-type="paragraph" draw:z-index="80" draw:name="Прямая со стрелкой 125" draw:style-name="gr83" draw:text-style-name="P31" svg:width="0.847cm" svg:height="0.018cm" svg:x="14.009cm" svg:y="9.726cm"><text:p/><draw:enhanced-geometry draw:mirror-horizontal="false" draw:mirror-vertical="false" svg:viewBox="0 0 21600 21600" draw:type="mso-spt32" draw:enhanced-path="M 0 0 L 21600 21600 N"/></draw:custom-shape><draw:custom-shape text:anchor-type="paragraph" draw:z-index="81" draw:name="Прямая со стрелкой 124" draw:style-name="gr84" draw:text-style-name="P31" svg:width="0.974cm" svg:height="0.003cm" svg:x="5.56cm" svg:y="9.888cm"><text:p/><draw:enhanced-geometry draw:mirror-horizontal="false" draw:mirror-vertical="false" svg:viewBox="0 0 21600 21600" draw:type="mso-spt32" draw:enhanced-path="M 0 0 L 21600 21600 N"/></draw:custom-shape><draw:custom-shape text:anchor-type="paragraph" draw:z-index="82" draw:name="Прямая со стрелкой 123" draw:style-name="gr85" draw:text-style-name="P31" svg:width="0.83cm" svg:height="0.003cm" svg:x="13.901cm" svg:y="6.142cm"><text:p/><draw:enhanced-geometry draw:mirror-horizontal="false" draw:mirror-vertical="false" svg:viewBox="0 0 21600 21600" draw:type="mso-spt32" draw:enhanced-path="M 0 0 L 21600 21600 N"/></draw:custom-shape><draw:custom-shape text:anchor-type="paragraph" draw:z-index="83" draw:name="Прямая со стрелкой 122" draw:style-name="gr86" draw:text-style-name="P31" svg:width="0.83cm" svg:height="0.018cm" svg:x="13.901cm" svg:y="2.648cm"><text:p/><draw:enhanced-geometry draw:mirror-horizontal="false" draw:mirror-vertical="false" svg:viewBox="0 0 21600 21600" draw:type="mso-spt32" draw:enhanced-path="M 0 0 L 21600 21600 N"/></draw:custom-shape><draw:custom-shape text:anchor-type="paragraph" draw:z-index="84" draw:name="Прямая со стрелкой 121" draw:style-name="gr87" draw:text-style-name="P31" svg:width="0.812cm" svg:height="0.003cm" svg:x="5.65cm" svg:y="2.79cm"><text:p/><draw:enhanced-geometry draw:mirror-horizontal="false" draw:mirror-vertical="false" svg:viewBox="0 0 21600 21600" draw:type="mso-spt32" draw:enhanced-path="M 0 0 L 21600 21600 N"/></draw:custom-shape><draw:custom-shape text:anchor-type="paragraph" draw:z-index="85" draw:name="Блок-схема: процесс 120" draw:style-name="gr88" draw:text-style-name="P30" svg:width="2.218cm" svg:height="1.101cm" svg:x="11.792cm" svg:y="16.771cm"><text:p text:style-name="P14"><text:span text:style-name="T11">Отдел главного механика</text:span></text:p><draw:enhanced-geometry draw:mirror-horizontal="false" draw:mirror-vertical="false" svg:viewBox="0 0 0 0" drawooo:sub-view-size="1 1" draw:text-areas="0 0 ?f3 ?f2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6" draw:name="Блок-схема: процесс 119" draw:style-name="gr89" draw:text-style-name="P30" svg:width="4.504cm" svg:height="2.47cm" svg:x="6.911cm" svg:y="16.157cm"><text:p text:style-name="Frame_20_contents"><text:span text:style-name="T10"><text:s/></text:span><text:span text:style-name="T11">Комплектация необходимыми механизмами и оборудованием бригады, необходимым для выполнения работ</text:span></text:p><draw:enhanced-geometry draw:mirror-horizontal="false" draw:mirror-vertical="false" svg:viewBox="0 0 0 0" drawooo:sub-view-size="1 1" draw:text-areas="0 0 ?f3 ?f2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Блок-схема: процесс 118" draw:style-name="gr1" draw:text-style-name="P30" svg:width="1.749cm" svg:height="0.812cm" svg:x="12.19cm" svg:y="12.464cm"><text:p text:style-name="P14"><text:span text:style-name="T11">ОМТС</text:span></text:p><draw:enhanced-geometry draw:mirror-horizontal="false" draw:mirror-vertical="false" svg:viewBox="0 0 0 0" drawooo:sub-view-size="1 1" draw:text-areas="0 0 ?f3 ?f2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Блок-схема: процесс 117" draw:style-name="gr3" draw:text-style-name="P30" svg:width="4.629cm" svg:height="2.304cm" svg:x="6.68cm" svg:y="12.016cm"><text:p text:style-name="P18"><text:span text:style-name="T11">В случае работы материалами заказчика, получение от него материалов, если выполнение работ с</text:span><text:span text:style-name="T17">обственными</text:span><text:span text:style-name="T11"> материалами закупка необходимых материалов согласно сметной документации</text:span></text:p><draw:enhanced-geometry draw:mirror-horizontal="false" draw:mirror-vertical="false" svg:viewBox="0 0 0 0" drawooo:sub-view-size="1 1" draw:text-areas="0 0 ?f3 ?f2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Блок-схема: процесс 116" draw:style-name="gr4" draw:text-style-name="P30" svg:width="2.119cm" svg:height="0.81cm" svg:x="11.89cm" svg:y="9.276cm"><text:p text:style-name="P15"><text:span text:style-name="T12">Мастер (прораб)</text:span></text:p><draw:enhanced-geometry draw:mirror-horizontal="false" draw:mirror-vertical="false" svg:viewBox="0 0 0 0" drawooo:sub-view-size="1 1" draw:text-areas="0 0 ?f3 ?f2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Блок-схема: процесс 115" draw:style-name="gr6" draw:text-style-name="P30" svg:width="4.776cm" svg:height="2.072cm" svg:x="6.533cm" svg:y="8.844cm"><text:p text:style-name="P19"><text:span text:style-name="T21">Комплектация бригады рабочими и сотрудниками для выполнения работ для выполнения необходимой работы</text:span></text:p><draw:enhanced-geometry draw:mirror-horizontal="false" draw:mirror-vertical="false" svg:viewBox="0 0 0 0" drawooo:sub-view-size="1 1" draw:text-areas="0 0 ?f3 ?f2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Блок-схема: процесс 114" draw:style-name="gr7" draw:text-style-name="P30" svg:width="1.874cm" svg:height="0.687cm" svg:x="12.028cm" svg:y="5.816cm"><text:p text:style-name="P15"><text:span text:style-name="T12">ПТО</text:span></text:p><draw:enhanced-geometry draw:mirror-horizontal="false" draw:mirror-vertical="false" svg:viewBox="0 0 0 0" drawooo:sub-view-size="1 1" draw:text-areas="0 0 ?f3 ?f2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" draw:name="Блок-схема: процесс 113" draw:style-name="gr9" draw:text-style-name="P30" svg:width="4.649cm" svg:height="2.393cm" svg:x="6.533cm" svg:y="4.718cm"><text:p text:style-name="P19"><text:span text:style-name="T12">Изучение проектно-сметной документации, изучение соответствия чертежей сметам, при несоответствии написание дополнительных актов работ и их согласование.</text:span></text:p><draw:enhanced-geometry draw:mirror-horizontal="false" draw:mirror-vertical="false" svg:viewBox="0 0 0 0" drawooo:sub-view-size="1 1" draw:text-areas="0 0 ?f3 ?f2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9" draw:name="Блок-схема: процесс 112" draw:style-name="gr10" draw:text-style-name="P30" svg:width="2.054cm" svg:height="0.74cm" svg:x="11.848cm" svg:y="2.251cm"><text:p text:style-name="P13"><text:span text:style-name="T13">Руководящий состав</text:span><text:span text:style-name="T10"> </text:span></text:p><draw:enhanced-geometry draw:mirror-horizontal="false" draw:mirror-vertical="false" svg:viewBox="0 0 0 0" drawooo:sub-view-size="1 1" draw:text-areas="0 0 ?f3 ?f2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1" draw:name="Блок-схема: процесс 111" draw:style-name="gr12" draw:text-style-name="P30" svg:width="4.721cm" svg:height="1.747cm" svg:x="6.461cm" svg:y="1.963cm"><text:p text:style-name="P21"><text:span text:style-name="T14">В случае возникновения разногласий, согласование возникших вопросов, </text:span><text:span text:style-name="T13">подписание договора.</text:span><text:span text:style-name="T14"> </text:span></text:p><draw:enhanced-geometry draw:mirror-horizontal="false" draw:mirror-vertical="false" svg:viewBox="0 0 0 0" drawooo:sub-view-size="1 1" draw:text-areas="0 0 ?f3 ?f2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9">продолжение приложения Д</text:p>
      <text:p text:style-name="P10">(обязательное)</text:p>
      <text:p text:style-name="P3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8">Вход</text:p>
          </table:table-cell>
          <table:table-cell table:style-name="Таблица2.A1" office:value-type="string">
            <text:p text:style-name="P8">Действие</text:p>
          </table:table-cell>
          <table:table-cell table:style-name="Таблица2.A1" office:value-type="string">
            <text:p text:style-name="P8">Ответственный исполнитель</text:p>
          </table:table-cell>
          <table:table-cell table:style-name="Таблица2.A1" office:value-type="string">
            <text:p text:style-name="P8">Выход</text:p>
          </table:table-cell>
        </table:table-row>
      </table:table>
      <text:p text:style-name="P4"><draw:custom-shape text:anchor-type="paragraph" draw:z-index="12" draw:name="Блок-схема: процесс 110" draw:style-name="gr13" draw:text-style-name="P30" svg:width="4.627cm" svg:height="1.691cm" svg:x="6.669cm" svg:y="1.753cm"><text:p text:style-name="P22"><text:span text:style-name="T22">Разграничение ответственности, согласование актов.</text:span></text:p><draw:enhanced-geometry draw:mirror-horizontal="false" draw:mirror-vertical="false" svg:viewBox="0 0 0 0" drawooo:sub-view-size="1 1" draw:text-areas="0 0 ?f3 ?f2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4" draw:name="Загнутый угол 109" draw:style-name="gr15" draw:text-style-name="P30" svg:width="5.047cm" svg:height="3.414cm" svg:x="0.667cm" svg:y="1.212cm"><text:p text:style-name="Frame_20_contents"><text:span text:style-name="T10">1</text:span><text:span text:style-name="T15">. Акты приемки -передачи </text:span></text:p><draw:enhanced-geometry draw:mirror-horizontal="false" draw:mirror-vertical="false" svg:viewBox="0 0 0 0" draw:text-areas="0 0 ?f11 ?f6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aximum="50000" draw:handle-range-x-minimum="0"/></draw:enhanced-geometry></draw:custom-shape><draw:custom-shape text:anchor-type="paragraph" draw:z-index="15" draw:name="Загнутый угол 107" draw:style-name="gr16" draw:text-style-name="P30" svg:width="3.738cm" svg:height="1.999cm" svg:x="14.563cm" svg:y="1.078cm"><text:p text:style-name="P22"><text:span text:style-name="T22">Подписанные акты.</text:span></text:p><draw:enhanced-geometry draw:mirror-horizontal="false" draw:mirror-vertical="false" svg:viewBox="0 0 0 0" draw:text-areas="0 0 ?f11 ?f6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aximum="50000" draw:handle-range-x-minimum="0"/></draw:enhanced-geometry></draw:custom-shape><draw:custom-shape text:anchor-type="paragraph" draw:z-index="17" draw:name="Блок-схема: процесс 106" draw:style-name="gr18" draw:text-style-name="P30" svg:width="4.402cm" svg:height="1.685cm" svg:x="6.798cm" svg:y="4.944cm"><text:p text:style-name="P22"><text:span text:style-name="T23">Проведение первичного инструктажа на рабочем месте</text:span></text:p><draw:enhanced-geometry draw:mirror-horizontal="false" draw:mirror-vertical="false" svg:viewBox="0 0 0 0" drawooo:sub-view-size="1 1" draw:text-areas="0 0 ?f3 ?f2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8" draw:name="Загнутый угол 105" draw:style-name="gr19" draw:text-style-name="P30" svg:width="5.047cm" svg:height="2.527cm" svg:x="0.667cm" svg:y="4.944cm"><text:p text:style-name="Frame_20_contents"><text:span text:style-name="T10">1. </text:span><text:span text:style-name="T15">Проведение инструктажа.</text:span></text:p><draw:enhanced-geometry draw:mirror-horizontal="false" draw:mirror-vertical="false" svg:viewBox="0 0 0 0" draw:text-areas="0 0 ?f11 ?f6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aximum="50000" draw:handle-range-x-minimum="0"/></draw:enhanced-geometry></draw:custom-shape><draw:custom-shape text:anchor-type="paragraph" draw:z-index="20" draw:name="Блок-схема: процесс 104" draw:style-name="gr23" draw:text-style-name="P30" svg:width="1.666cm" svg:height="0.777cm" svg:x="11.977cm" svg:y="5.736cm"><text:p text:style-name="P16"><draw:custom-shape text:anchor-type="paragraph" draw:z-index="92" draw:name="Блок-схема: процесс 104" draw:style-name="gr22" draw:text-style-name="P30" svg:width="2.098cm" svg:height="1.793cm" svg:x="0cm" svg:y="-4.08cm"><text:p text:style-name="P16"><draw:custom-shape text:anchor-type="paragraph" draw:z-index="93" draw:name="Блок-схема: процесс 104" draw:style-name="gr21" draw:text-style-name="P30" svg:width="2.098cm" svg:height="1.357cm" svg:x="-0.141cm" svg:y="6.468cm"><text:p text:style-name="P16"><text:span text:style-name="T15">Мастер (прораб)</text:span></text:p><draw:enhanced-geometry draw:mirror-horizontal="false" draw:mirror-vertical="false" svg:viewBox="0 0 0 0" drawooo:sub-view-size="1 1" draw:text-areas="0 0 ?f3 ?f2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5">Мастер (прораб), </text:span><text:span text:style-name="T18">зам. директора по производству</text:span></text:p><draw:enhanced-geometry draw:mirror-horizontal="false" draw:mirror-vertical="false" svg:viewBox="0 0 0 0" drawooo:sub-view-size="1 1" draw:text-areas="0 0 ?f3 ?f2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5">Мастер (прораб)</text:span></text:p><draw:enhanced-geometry draw:mirror-horizontal="false" draw:mirror-vertical="false" svg:viewBox="0 0 0 0" drawooo:sub-view-size="1 1" draw:text-areas="0 0 ?f3 ?f2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2" draw:name="Загнутый угол 103" draw:style-name="gr25" draw:text-style-name="P30" svg:width="4.012cm" svg:height="3.497cm" svg:x="14.563cm" svg:y="4.3cm"><text:p text:style-name="Frame_20_contents"><text:span text:style-name="T10">1</text:span><text:span text:style-name="T15">Журнал регистрации инструктажа по охране труда</text:span></text:p><draw:enhanced-geometry draw:mirror-horizontal="false" draw:mirror-vertical="false" svg:viewBox="0 0 0 0" draw:text-areas="0 0 ?f11 ?f6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aximum="50000" draw:handle-range-x-minimum="0"/></draw:enhanced-geometry></draw:custom-shape><draw:custom-shape text:anchor-type="paragraph" draw:z-index="24" draw:name="Загнутый угол 101" draw:style-name="gr27" draw:text-style-name="P30" svg:width="5.047cm" svg:height="2.347cm" svg:x="0.748cm" svg:y="7.881cm"><text:p text:style-name="Frame_20_contents"><text:span text:style-name="T10">1. </text:span><text:span text:style-name="T18">Мероприятия по безопасному ведению работ; пожарной безопасности; техники безопасности</text:span></text:p><draw:enhanced-geometry draw:mirror-horizontal="false" draw:mirror-vertical="false" svg:viewBox="0 0 0 0" draw:text-areas="0 0 ?f11 ?f6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aximum="50000" draw:handle-range-x-minimum="0"/></draw:enhanced-geometry></draw:custom-shape><draw:custom-shape text:anchor-type="paragraph" draw:z-index="27" draw:name="Загнутый угол 97" draw:style-name="gr30" draw:text-style-name="P30" svg:width="4.95cm" svg:height="2.02cm" svg:x="0.845cm" svg:y="10.703cm"><text:p text:style-name="Frame_20_contents"><text:span text:style-name="T10">1.</text:span><text:span text:style-name="T18">Выполнение работ согласно ПСД;</text:span></text:p><text:p text:style-name="P25"><text:span text:style-name="T18">2. </text:span><text:span text:style-name="T10">Операционный контроль качества.</text:span></text:p><draw:enhanced-geometry draw:mirror-horizontal="false" draw:mirror-vertical="false" svg:viewBox="0 0 0 0" draw:text-areas="0 0 ?f11 ?f6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aximum="50000" draw:handle-range-x-minimum="0"/></draw:enhanced-geometry></draw:custom-shape><draw:custom-shape text:anchor-type="paragraph" draw:z-index="31" draw:name="Загнутый угол 95" draw:style-name="gr34" draw:text-style-name="P30" svg:width="4.142cm" svg:height="1.636cm" svg:x="14.45cm" svg:y="10.703cm"><text:p text:style-name="Frame_20_contents"><text:s/><text:span text:style-name="T26">У</text:span><text:span text:style-name="T27">слуга</text:span></text:p><draw:enhanced-geometry draw:mirror-horizontal="false" draw:mirror-vertical="false" svg:viewBox="0 0 0 0" draw:text-areas="0 0 ?f11 ?f6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aximum="50000" draw:handle-range-x-minimum="0"/></draw:enhanced-geometry></draw:custom-shape><draw:custom-shape text:anchor-type="paragraph" draw:z-index="32" draw:name="Блок-схема: процесс 94" draw:style-name="gr35" draw:text-style-name="P30" svg:width="4.483cm" svg:height="0.969cm" svg:x="6.895cm" svg:y="14.09cm"><text:p text:style-name="P26"><text:s/><text:span text:style-name="T26">Исполнительная документация</text:span></text:p><draw:enhanced-geometry draw:mirror-horizontal="false" draw:mirror-vertical="false" svg:viewBox="0 0 0 0" drawooo:sub-view-size="1 1" draw:text-areas="0 0 ?f3 ?f2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4" draw:name="Загнутый угол 93" draw:style-name="gr37" draw:text-style-name="P30" svg:width="4.95cm" svg:height="2.701cm" svg:x="0.845cm" svg:y="13.347cm"><text:p text:style-name="Frame_20_contents"><text:span text:style-name="T10">1. </text:span><text:span text:style-name="T18">Журнал производства работ;</text:span></text:p><text:p text:style-name="P25"><text:span text:style-name="T10">2. Журнал входного контроля качества материалов;</text:span></text:p><text:p text:style-name="P25"><text:span text:style-name="T10">3. Акты на скрыты работы;</text:span></text:p><text:p text:style-name="P25"><text:span text:style-name="T10">4. Акты приемки/сдачи.</text:span></text:p><draw:enhanced-geometry draw:mirror-horizontal="false" draw:mirror-vertical="false" svg:viewBox="0 0 0 0" draw:text-areas="0 0 ?f11 ?f6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aximum="50000" draw:handle-range-x-minimum="0"/></draw:enhanced-geometry></draw:custom-shape><draw:custom-shape text:anchor-type="paragraph" draw:z-index="87" draw:name="Блок-схема: процесс 92" draw:style-name="gr90" draw:text-style-name="P30" svg:width="1.747cm" svg:height="0.729cm" svg:x="12.088cm" svg:y="14.201cm"><text:p text:style-name="P13"><text:span text:style-name="T16">Мастер (прораб)</text:span><text:span text:style-name="T10"> </text:span></text:p><draw:enhanced-geometry draw:mirror-horizontal="false" draw:mirror-vertical="false" svg:viewBox="0 0 0 0" drawooo:sub-view-size="1 1" draw:text-areas="0 0 ?f3 ?f2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8" draw:name="Прямая со стрелкой 82" draw:style-name="gr91" draw:text-style-name="P31" svg:width="0.957cm" svg:height="0.003cm" svg:x="5.713cm" svg:y="2.819cm"><text:p/><draw:enhanced-geometry draw:mirror-horizontal="false" draw:mirror-vertical="false" svg:viewBox="0 0 21600 21600" draw:type="mso-spt32" draw:enhanced-path="M 0 0 L 21600 21600 N"/></draw:custom-shape><draw:custom-shape text:anchor-type="paragraph" draw:z-index="41" draw:name="Прямая со стрелкой 81" draw:style-name="gr44" draw:text-style-name="P31" svg:width="1.086cm" svg:height="0.034cm" svg:x="5.713cm" svg:y="6.138cm"><text:p/><draw:enhanced-geometry draw:mirror-horizontal="false" draw:mirror-vertical="false" svg:viewBox="0 0 21600 21600" draw:type="mso-spt32" draw:enhanced-path="M 0 0 L 21600 21600 N"/></draw:custom-shape><draw:custom-shape text:anchor-type="paragraph" draw:z-index="42" draw:name="Прямая со стрелкой 80" draw:style-name="gr45" draw:text-style-name="P31" svg:width="1.101cm" svg:height="0.003cm" svg:x="5.794cm" svg:y="8.978cm"><text:p/><draw:enhanced-geometry draw:mirror-horizontal="false" draw:mirror-vertical="false" svg:viewBox="0 0 21600 21600" draw:type="mso-spt32" draw:enhanced-path="M 0 0 L 21600 21600 N"/></draw:custom-shape><draw:custom-shape text:anchor-type="paragraph" draw:z-index="43" draw:name="Прямая со стрелкой 79" draw:style-name="gr46" draw:text-style-name="P31" svg:width="1.101cm" svg:height="0.003cm" svg:x="5.794cm" svg:y="11.525cm"><text:p/><draw:enhanced-geometry draw:mirror-horizontal="false" draw:mirror-vertical="false" svg:viewBox="0 0 21600 21600" draw:type="mso-spt32" draw:enhanced-path="M 0 0 L 21600 21600 N"/></draw:custom-shape><draw:custom-shape text:anchor-type="paragraph" draw:z-index="44" draw:name="Прямая со стрелкой 78" draw:style-name="gr47" draw:text-style-name="P31" svg:width="1.101cm" svg:height="0.003cm" svg:x="5.794cm" svg:y="14.635cm"><text:p/><draw:enhanced-geometry draw:mirror-horizontal="false" draw:mirror-vertical="false" svg:viewBox="0 0 21600 21600" draw:type="mso-spt32" draw:enhanced-path="M 0 0 L 21600 21600 N"/></draw:custom-shape><draw:custom-shape text:anchor-type="paragraph" draw:z-index="45" draw:name="Прямая со стрелкой 77" draw:style-name="gr48" draw:text-style-name="P31" svg:width="1.295cm" svg:height="0.017cm" svg:x="5.794cm" svg:y="17.362cm"><text:p/><draw:enhanced-geometry draw:mirror-horizontal="false" draw:mirror-vertical="false" svg:viewBox="0 0 21600 21600" draw:type="mso-spt32" draw:enhanced-path="M 0 0 L 21600 21600 N"/></draw:custom-shape><draw:custom-shape text:anchor-type="paragraph" draw:z-index="89" draw:name="Прямая со стрелкой 75" draw:style-name="gr92" draw:text-style-name="P31" svg:width="0.922cm" svg:height="0.003cm" svg:x="13.642cm" svg:y="2.431cm"><text:p/><draw:enhanced-geometry draw:mirror-horizontal="false" draw:mirror-vertical="false" svg:viewBox="0 0 21600 21600" draw:type="mso-spt32" draw:enhanced-path="M 0 0 L 21600 21600 N"/></draw:custom-shape><draw:custom-shape text:anchor-type="paragraph" draw:z-index="49" draw:name="Прямая со стрелкой 72" draw:style-name="gr52" draw:text-style-name="P31" svg:width="0.712cm" svg:height="0.003cm" svg:x="13.739cm" svg:y="11.381cm"><text:p/><draw:enhanced-geometry draw:mirror-horizontal="false" draw:mirror-vertical="false" svg:viewBox="0 0 21600 21600" draw:type="mso-spt32" draw:enhanced-path="M 0 0 L 21600 21600 N"/></draw:custom-shape><draw:custom-shape text:anchor-type="paragraph" draw:z-index="50" draw:name="Прямая со стрелкой 71" draw:style-name="gr53" draw:text-style-name="P31" svg:width="0.616cm" svg:height="0.003cm" svg:x="13.834cm" svg:y="14.635cm"><text:p/><draw:enhanced-geometry draw:mirror-horizontal="false" draw:mirror-vertical="false" svg:viewBox="0 0 21600 21600" draw:type="mso-spt32" draw:enhanced-path="M 0 0 L 21600 21600 N"/></draw:custom-shape><draw:custom-shape text:anchor-type="paragraph" draw:z-index="51" draw:name="Прямая со стрелкой 70" draw:style-name="gr54" draw:text-style-name="P31" svg:width="0.616cm" svg:height="0.018cm" svg:x="13.834cm" svg:y="17.247cm"><text:p/><draw:enhanced-geometry draw:mirror-horizontal="false" draw:mirror-vertical="false" svg:viewBox="0 0 21600 21600" draw:type="mso-spt32" draw:enhanced-path="M 0 0 L 21600 21600 N"/></draw:custom-shape><draw:custom-shape text:anchor-type="paragraph" draw:z-index="52" draw:name="Прямая со стрелкой 68" draw:style-name="gr55" draw:text-style-name="P31" svg:width="0.648cm" svg:height="0.003cm" svg:x="11.296cm" svg:y="2.591cm"><text:p/><draw:enhanced-geometry draw:mirror-horizontal="false" draw:mirror-vertical="false" svg:viewBox="0 0 21600 21600" draw:type="mso-spt32" draw:enhanced-path="M 0 0 L 21600 21600 N"/></draw:custom-shape><draw:custom-shape text:anchor-type="paragraph" draw:z-index="53" draw:name="Прямая со стрелкой 64" draw:style-name="gr56" draw:text-style-name="P31" svg:width="0.712cm" svg:height="0.003cm" svg:x="11.377cm" svg:y="14.635cm"><text:p/><draw:enhanced-geometry draw:mirror-horizontal="false" draw:mirror-vertical="false" svg:viewBox="0 0 21600 21600" draw:type="mso-spt32" draw:enhanced-path="M 0 0 L 21600 21600 N"/></draw:custom-shape><draw:custom-shape text:anchor-type="paragraph" draw:z-index="54" draw:name="Прямая со стрелкой 63" draw:style-name="gr57" draw:text-style-name="P31" svg:width="0.777cm" svg:height="0.003cm" svg:x="11.458cm" svg:y="17.247cm"><text:p/><draw:enhanced-geometry draw:mirror-horizontal="false" draw:mirror-vertical="false" svg:viewBox="0 0 21600 21600" draw:type="mso-spt32" draw:enhanced-path="M 0 0 L 21600 21600 N"/></draw:custom-shape><draw:custom-shape text:anchor-type="paragraph" draw:z-index="55" draw:name="Прямая со стрелкой 61" draw:style-name="gr58" draw:text-style-name="P31" svg:width="0.017cm" svg:height="0.786cm" svg:x="9.123cm" svg:y="0.94cm"><text:p/><draw:enhanced-geometry draw:mirror-horizontal="true" draw:mirror-vertical="false" svg:viewBox="0 0 21600 21600" draw:type="mso-spt32" draw:enhanced-path="M 0 0 L 21600 21600 N"/></draw:custom-shape><draw:custom-shape text:anchor-type="paragraph" draw:z-index="56" draw:name="Прямая со стрелкой 60" draw:style-name="gr59" draw:text-style-name="P31" svg:width="0.003cm" svg:height="1.431cm" svg:x="8.934cm" svg:y="3.485cm"><text:p/><draw:enhanced-geometry draw:mirror-horizontal="false" draw:mirror-vertical="false" svg:viewBox="0 0 21600 21600" draw:type="mso-spt32" draw:enhanced-path="M 0 0 L 21600 21600 N"/></draw:custom-shape><draw:custom-shape text:anchor-type="paragraph" draw:z-index="59" draw:name="Блок-схема: узел 52" draw:style-name="gr62" draw:text-style-name="P30" svg:width="1.036cm" svg:height="0.89cm" svg:x="8.594cm" svg:y="0.046cm"><text:p text:style-name="P13"><text:span text:style-name="T9">1</text:span></text:p>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61" draw:name="Блок-схема: процесс 98" draw:style-name="gr64" draw:text-style-name="P30" svg:width="4.483cm" svg:height="2.151cm" svg:x="6.895cm" svg:y="10.573cm"><text:p text:style-name="P28"><text:span text:style-name="T16">Производство работ</text:span></text:p><draw:enhanced-geometry draw:mirror-horizontal="false" draw:mirror-vertical="false" svg:viewBox="0 0 0 0" drawooo:sub-view-size="1 1" draw:text-areas="0 0 ?f3 ?f2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90" draw:name="Загнутый угол 86" draw:style-name="gr93" draw:text-style-name="P30" svg:width="4.95cm" svg:height="2.311cm" svg:x="0.845cm" svg:y="16.441cm"><text:p text:style-name="P5"><text:span text:style-name="T3">1. </text:span><text:span text:style-name="T7">Акт о сдаче объекта;</text:span></text:p><text:p text:style-name="P23"><text:span text:style-name="T16">2. Исполнительная документация</text:span></text:p><draw:enhanced-geometry draw:mirror-horizontal="false" draw:mirror-vertical="false" svg:viewBox="0 0 0 0" draw:text-areas="0 0 ?f11 ?f6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aximum="50000" draw:handle-range-x-minimum="0"/></draw:enhanced-geometry></draw:custom-shape><draw:custom-shape text:anchor-type="paragraph" draw:z-index="36" draw:name="Загнутый угол 91" draw:style-name="gr39" draw:text-style-name="P30" svg:width="4.125cm" svg:height="1.183cm" svg:x="14.467cm" svg:y="13.862cm"><text:p text:style-name="Frame_20_contents"><text:s/><text:span text:style-name="T8">Комплект исполнительной документации</text:span></text:p><draw:enhanced-geometry draw:mirror-horizontal="false" draw:mirror-vertical="false" svg:viewBox="0 0 0 0" draw:text-areas="0 0 ?f11 ?f6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aximum="50000" draw:handle-range-x-minimum="0"/></draw:enhanced-geometry></draw:custom-shap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custom-shape text:anchor-type="paragraph" draw:z-index="67" draw:name="Прямая со стрелкой 67" draw:style-name="gr70" draw:text-style-name="P31" svg:width="0.745cm" svg:height="0.003cm" svg:x="11.199cm" svg:y="0.457cm"><text:p/><draw:enhanced-geometry draw:mirror-horizontal="false" draw:mirror-vertical="false" svg:viewBox="0 0 21600 21600" draw:type="mso-spt32" draw:enhanced-path="M 0 0 L 21600 21600 N"/></draw:custom-shape><draw:custom-shape text:anchor-type="paragraph" draw:z-index="68" draw:name="Прямая со стрелкой 74" draw:style-name="gr71" draw:text-style-name="P31" svg:width="0.922cm" svg:height="0.003cm" svg:x="13.642cm" svg:y="0.318cm"><text:p/><draw:enhanced-geometry draw:mirror-horizontal="false" draw:mirror-vertical="false" svg:viewBox="0 0 21600 21600" draw:type="mso-spt32" draw:enhanced-path="M 0 0 L 21600 21600 N"/></draw:custom-shape></text:p>
      <text:p text:style-name="P4"><draw:custom-shape text:anchor-type="paragraph" draw:z-index="38" draw:name="Прямая со стрелкой 59" draw:style-name="gr41" draw:text-style-name="P31" svg:width="0.003cm" svg:height="1.424cm" svg:x="8.864cm" svg:y="0.277cm"><text:p/><draw:enhanced-geometry draw:mirror-horizontal="false" draw:mirror-vertical="false" svg:viewBox="0 0 21600 21600" draw:type="mso-spt32" draw:enhanced-path="M 0 0 L 21600 21600 N"/></draw:custom-shape></text:p>
      <text:p text:style-name="P4"/>
      <text:p text:style-name="P4"/>
      <text:p text:style-name="P4"><draw:custom-shape text:anchor-type="paragraph" draw:z-index="46" draw:name="Блок-схема: процесс 102" draw:style-name="gr49" draw:text-style-name="P30" svg:width="4.305cm" svg:height="1.456cm" svg:x="6.895cm" svg:y="0.173cm"><text:p text:style-name="P24"><text:span text:style-name="T16">О</text:span><text:span text:style-name="T15">формление наряда допуска</text:span></text:p><draw:enhanced-geometry draw:mirror-horizontal="false" draw:mirror-vertical="false" svg:viewBox="0 0 0 0" drawooo:sub-view-size="1 1" draw:text-areas="0 0 ?f3 ?f2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5" draw:name="Загнутый угол 99" draw:style-name="gr28" draw:text-style-name="P30" svg:width="3.82cm" svg:height="1.311cm" svg:x="14.764cm" svg:y="0.332cm"><text:p text:style-name="P27">Оформленные и подписанные наряды допуска</text:p><draw:enhanced-geometry draw:mirror-horizontal="false" draw:mirror-vertical="false" svg:viewBox="0 0 0 0" draw:text-areas="0 0 ?f11 ?f6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aximum="50000" draw:handle-range-x-minimum="0"/></draw:enhanced-geometry></draw:custom-shape></text:p>
      <text:p text:style-name="P4"><draw:custom-shape text:anchor-type="paragraph" draw:z-index="63" draw:name="Прямая со стрелкой 73" draw:style-name="gr66" draw:text-style-name="P31" svg:width="0.936cm" svg:height="0.038cm" svg:x="13.933cm" svg:y="0.342cm"><text:p/><draw:enhanced-geometry draw:mirror-horizontal="false" draw:mirror-vertical="false" svg:viewBox="0 0 21600 21600" draw:type="mso-spt32" draw:enhanced-path="M 0 0 L 21600 21600 N"/></draw:custom-shape><draw:custom-shape text:anchor-type="paragraph" draw:z-index="57" draw:name="Прямая со стрелкой 66" draw:style-name="gr60" draw:text-style-name="P31" svg:width="0.793cm" svg:height="0.003cm" svg:x="11.199cm" svg:y="0.402cm"><text:p/><draw:enhanced-geometry draw:mirror-horizontal="false" draw:mirror-vertical="false" svg:viewBox="0 0 21600 21600" draw:type="mso-spt32" draw:enhanced-path="M 0 0 L 21600 21600 N"/></draw:custom-shape></text:p>
      <text:p text:style-name="P4"><draw:custom-shape text:anchor-type="paragraph" draw:z-index="35" draw:name="Прямая со стрелкой 58" draw:style-name="gr38" draw:text-style-name="P31" svg:width="0.003cm" svg:height="0.923cm" svg:x="8.918cm" svg:y="0.492cm"><text:p/><draw:enhanced-geometry draw:mirror-horizontal="false" draw:mirror-vertical="false" svg:viewBox="0 0 21600 21600" draw:type="mso-spt32" draw:enhanced-path="M 0 0 L 21600 21600 N"/></draw:custom-shape></text:p>
      <text:p text:style-name="P4"/>
      <text:p text:style-name="P4"/>
      <text:p text:style-name="P4"><draw:custom-shape text:anchor-type="paragraph" draw:z-index="29" draw:name="Блок-схема: процесс 96" draw:style-name="gr32" draw:text-style-name="P30" svg:width="1.749cm" svg:height="1.341cm" svg:x="11.991cm" svg:y="0.171cm"><text:p text:style-name="P13"><text:span text:style-name="T24">Мастер (прораб), </text:span><text:span text:style-name="T25">инж. по качеству</text:span><text:span text:style-name="T10"> </text:span></text:p><draw:enhanced-geometry draw:mirror-horizontal="false" draw:mirror-vertical="false" svg:viewBox="0 0 0 0" drawooo:sub-view-size="1 1" draw:text-areas="0 0 ?f3 ?f2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"><draw:custom-shape text:anchor-type="paragraph" draw:z-index="91" draw:name="Прямая со стрелкой 65" draw:style-name="gr94" draw:text-style-name="P31" svg:width="0.6cm" svg:height="0.003cm" svg:x="11.377cm" svg:y="0.21cm"><text:p/><draw:enhanced-geometry draw:mirror-horizontal="false" draw:mirror-vertical="false" svg:viewBox="0 0 21600 21600" draw:type="mso-spt32" draw:enhanced-path="M 0 0 L 21600 21600 N"/></draw:custom-shape></text:p>
      <text:p text:style-name="P4"/>
      <text:p text:style-name="P4"><draw:custom-shape text:anchor-type="paragraph" draw:z-index="58" draw:name="Прямая со стрелкой 57" draw:style-name="gr61" draw:text-style-name="P31" svg:width="0.003cm" svg:height="1.283cm" svg:x="8.985cm" svg:y="0.312cm"><text:p/><draw:enhanced-geometry draw:mirror-horizontal="false" draw:mirror-vertical="false" svg:viewBox="0 0 21600 21600" draw:type="mso-spt32" draw:enhanced-path="M 0 0 L 21600 21600 N"/></draw:custom-shape></text:p>
      <text:p text:style-name="P4"/>
      <text:p text:style-name="P4"/>
      <text:p text:style-name="P4"/>
      <text:p text:style-name="P4"><draw:custom-shape text:anchor-type="paragraph" draw:z-index="64" draw:name="Прямая со стрелкой 56" draw:style-name="gr67" draw:text-style-name="P31" svg:width="0.003cm" svg:height="1.587cm" svg:x="9.061cm" svg:y="0.291cm"><text:p/><draw:enhanced-geometry draw:mirror-horizontal="false" draw:mirror-vertical="false" svg:viewBox="0 0 21600 21600" draw:type="mso-spt32" draw:enhanced-path="M 0 0 L 21600 21600 N"/></draw:custom-shape></text:p>
      <text:p text:style-name="P4"/>
      <text:p text:style-name="P4"/>
      <text:p text:style-name="P4"><draw:custom-shape text:anchor-type="paragraph" draw:z-index="70" draw:name="Блок-схема: процесс 85" draw:style-name="gr73" draw:text-style-name="P30" svg:width="4.37cm" svg:height="1.636cm" svg:x="7.089cm" svg:y="0.229cm"><text:p text:style-name="P23"><text:span text:style-name="T16">Подписание акта <text:s/>о сдаче объекта, исполнительной документации </text:span><text:span text:style-name="T19">согласно реестра</text:span><text:span text:style-name="T16">.</text:span></text:p><draw:enhanced-geometry draw:mirror-horizontal="false" draw:mirror-vertical="false" svg:viewBox="0 0 0 0" drawooo:sub-view-size="1 1" draw:text-areas="0 0 ?f3 ?f2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2" draw:name="Блок-схема: процесс 84" draw:style-name="gr75" draw:text-style-name="P30" svg:width="1.837cm" svg:height="1.006cm" svg:x="11.998cm" svg:y="0.374cm"><text:p text:style-name="P13"><text:span text:style-name="T16">Мастер (прораб)</text:span><text:span text:style-name="T10"> </text:span></text:p><draw:enhanced-geometry draw:mirror-horizontal="false" draw:mirror-vertical="false" svg:viewBox="0 0 0 0" drawooo:sub-view-size="1 1" draw:text-areas="0 0 ?f3 ?f2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9" draw:name="Загнутый угол 83" draw:style-name="gr42" draw:text-style-name="P30" svg:width="4.125cm" svg:height="2.601cm" svg:x="14.45cm" svg:y="0.146cm"><text:p text:style-name="P29"><text:span text:style-name="T16">акта <text:s/>о сдаче объекта, исполнительной документации</text:span></text:p><draw:enhanced-geometry draw:mirror-horizontal="false" draw:mirror-vertical="false" svg:viewBox="0 0 0 0" draw:text-areas="0 0 ?f11 ?f6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aximum="50000" draw:handle-range-x-minimum="0"/></draw:enhanced-geometry></draw:custom-shape></text:p>
      <text:p text:style-name="P4"/>
      <text:p text:style-name="P4"><draw:custom-shape text:anchor-type="paragraph" draw:z-index="48" draw:name="Прямая со стрелкой 55" draw:style-name="gr51" draw:text-style-name="P31" svg:width="0.003cm" svg:height="1.523cm" svg:x="9.149cm" svg:y="0.27cm"><text:p/><draw:enhanced-geometry draw:mirror-horizontal="false" draw:mirror-vertical="false" svg:viewBox="0 0 21600 21600" draw:type="mso-spt32" draw:enhanced-path="M 0 0 L 21600 21600 N"/></draw:custom-shape></text:p>
      <text:p text:style-name="P4"/>
      <text:p text:style-name="P4"/>
      <text:p text:style-name="P4"><draw:custom-shape text:anchor-type="paragraph" draw:z-index="74" draw:name="Скругленный прямоугольник 1" draw:style-name="gr77" draw:text-style-name="P30" svg:width="3.056cm" svg:height="0.895cm" svg:x="7.731cm" svg:y="0.168cm"><text:p text:style-name="P13"><text:span text:style-name="T20">Конец</text:span></text:p><draw:enhanced-geometry draw:mirror-horizontal="false" draw:mirror-vertical="false" svg:viewBox="0 0 0 0" draw:text-areas="?f5 ?f5 ?f6 ?f7" draw:type="ooxml-roundRect" draw:modifiers="37278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/text:p>
      <text:p text:style-name="P4"/>
      <text:p text:style-name="P4"/>
      <text:p text:style-name="P4"/>
      <text:p text:style-name="P4"/>
      <text:p text:style-name="P12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draw:stroke-dash draw:name="Dashed_20__28_var_29__20_1" draw:display-name="Dashed (var) 1" draw:style="round" draw:dots2="1" draw:dots2-length="140%" draw:distance="105%"/>
    <draw:stroke-dash draw:name="Dashed_20__28_var_29__20_2" draw:display-name="Dashed (var) 2" draw:style="round" draw:dots1="1" draw:dots1-length="35%" draw:dots2="1" draw:dots2-length="140%" draw:distance="105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9.525cm" fo:margin-top="0.423cm" fo:margin-bottom="0cm" loext:contextual-spacing="false" fo:line-height="108%" fo:text-indent="0cm" style:auto-text-indent="false"/>
      <style:text-properties style:rfc-language-tag="x-none" fo:font-weight="bold" style:rfc-language-tag-asian="x-none" style:font-weight-asian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style:rfc-language-tag="x-none" fo:font-weight="bold" style:font-name-asian="Times New Roman1" style:font-family-asian="'Times New Roman'" style:font-family-generic-asian="system" style:font-pitch-asian="variable" style:font-size-asian="12pt" style:rfc-language-tag-asian="x-none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2cm" fo:margin-left="1.501cm" fo:margin-right="1cm" style:writing-mode="lr-tb" style:layout-grid-color="#c0c0c0" style:layout-grid-lines="26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1.501cm" fo:margin-left="1cm" fo:margin-right="1cm" style:writing-mode="lr-tb" style:layout-grid-color="#c0c0c0" style:layout-grid-lines="2669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.501cm" fo:margin-bottom="1cm" fo:margin-left="1.501cm" fo:margin-right="2cm" style:writing-mode="lr-tb" style:layout-grid-color="#c0c0c0" style:layout-grid-lines="184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1cm" fo:margin-bottom="1cm" fo:margin-left="1.501cm" fo:margin-right="1.501cm" style:writing-mode="lr-tb" style:layout-grid-color="#c0c0c0" style:layout-grid-lines="33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0.8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  <style:master-page style:name="Converted3" style:page-layout-name="Mpm4"/>
    <style:master-page style:name="Converted4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рина Н. Белявская</meta:initial-creator>
    <meta:editing-cycles>73</meta:editing-cycles>
    <meta:print-date>2017-02-10T11:53:50.298620188</meta:print-date>
    <meta:creation-date>2016-01-13T05:48:00</meta:creation-date>
    <dc:date>2017-02-10T14:47:58.544226540</dc:date>
    <meta:editing-duration>PT4H56M21S</meta:editing-duration>
    <meta:generator>LibreOffice/5.1.4.2$Linux_X86_64 LibreOffice_project/10m0$Build-2</meta:generator>
    <meta:document-statistic meta:table-count="2" meta:image-count="0" meta:object-count="0" meta:page-count="2" meta:paragraph-count="69" meta:word-count="276" meta:character-count="2304" meta:non-whitespace-character-count="208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